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2000000000C0000000C424A8468.gif"/>
  <manifest:file-entry manifest:media-type="image/jpeg" manifest:full-path="Pictures/10000000000001BD00000055F0720386.jp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12.826cm" fo:min-width="18.632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fill="none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fill="none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gr7" style:family="graphic" style:parent-style-name="standard">
      <style:graphic-properties draw:fill="solid" draw:fill-color="#ff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solid" draw:fill-color="#e6e6ff" draw:textarea-horizontal-align="center" draw:textarea-vertical-align="middle"/>
    </style:style>
    <style:style style:name="gr10" style:family="graphic" style:parent-style-name="standard">
      <style:graphic-properties svg:stroke-width="0.051cm" draw:marker-end="Arrow" draw:marker-end-width="0.153cm" draw:fill="solid" draw:fill-color="#800080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976cm"/>
    </style:style>
    <style:style style:name="gr13" style:family="graphic" style:parent-style-name="standard">
      <style:graphic-properties svg:stroke-width="0.051cm" draw:marker-end="Arrow" draw:marker-end-width="0.153cm" draw:fill="none" draw:fill-color="#ff0000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1.737cm" fo:min-width="0cm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draw:fill="none" draw:fill-color="#ff0000" draw:textarea-vertical-align="middle" draw:auto-grow-height="false" fo:min-height="0.749cm" fo:min-width="0.499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54cm" fo:min-width="0cm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svg:stroke-width="0.051cm" draw:marker-start-width="0.276cm" draw:marker-end-width="0.276cm" draw:fill="none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21cm"/>
    </style:style>
    <style:style style:name="gr21" style:family="graphic" style:parent-style-name="standard">
      <style:graphic-properties svg:stroke-width="0.051cm" draw:marker-start-width="0.276cm" draw:marker-end-width="0.276cm" draw:fill="none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svg:stroke-width="0.051cm" draw:marker-start-width="0.276cm" draw:marker-end-width="0.276cm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draw:marker-start-width="0.276cm" draw:marker-end-width="0.276cm" draw:fill="solid" draw:fill-color="#cccc00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draw:marker-start-width="0.276cm" draw:marker-end-width="0.276cm" draw:fill="solid" draw:fill-color="#33a3a3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svg:stroke-width="0.051cm" draw:marker-start-width="0.276cm" draw:marker-end-width="0.276cm" draw:fill="solid" draw:fill-color="#00cccc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51cm" draw:marker-start-width="0.276cm" draw:marker-end-width="0.276cm" draw:fill="solid" draw:fill-color="#00dcff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</style:style>
    <style:style style:name="gr29" style:family="graphic" style:parent-style-name="standard">
      <style:graphic-properties svg:stroke-width="0.051cm" draw:fill="none" draw:fill-color="#ffffff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draw:marker-end="Arrow" draw:marker-end-width="0.153cm" draw:fill="none" draw:fill-color="#ffffff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Default-title">
      <style:graphic-properties draw:fill-color="#ffffff" draw:auto-grow-height="true" fo:min-height="2.222cm"/>
    </style:style>
    <style:style style:name="pr2" style:family="presentation" style:parent-style-name="Default-subtitle" style:list-style-name="L2">
      <style:graphic-properties draw:fill-color="#ffffff" draw:auto-grow-height="true" fo:min-height="15.39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fo:min-height="7.25cm"/>
    </style:style>
    <style:style style:name="pr5" style:family="presentation" style:parent-style-name="Default-outline1">
      <style:graphic-properties draw:fill-color="#ffffff" fo:min-height="1.478cm"/>
    </style:style>
    <style:style style:name="pr6" style:family="presentation" style:parent-style-name="Default-outline1">
      <style:graphic-properties draw:fill-color="#ffffff" fo:min-height="3.471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draw:fill-color="#ffffff" draw:auto-grow-height="true" fo:min-height="1.609cm"/>
    </style:style>
    <style:style style:name="pr9" style:family="presentation" style:parent-style-name="Default-outline1">
      <style:graphic-properties draw:fill-color="#ffffff" draw:auto-grow-height="true" fo:min-height="8.385cm"/>
    </style:style>
    <style:style style:name="pr10" style:family="presentation" style:parent-style-name="Default-outline1">
      <style:graphic-properties draw:fill-color="#ffffff" draw:auto-grow-height="true" fo:min-height="9.896cm"/>
    </style:style>
    <style:style style:name="pr11" style:family="presentation" style:parent-style-name="Default-outline1">
      <style:graphic-properties draw:fill-color="#ffffff" draw:auto-grow-height="true" fo:min-height="1.648cm"/>
    </style:style>
    <style:style style:name="pr12" style:family="presentation" style:parent-style-name="Default-outline1">
      <style:graphic-properties draw:fill-color="#ffffff" draw:auto-grow-height="true" fo:min-height="7.109cm"/>
    </style:style>
    <style:style style:name="pr13" style:family="presentation" style:parent-style-name="Default-outline1">
      <style:graphic-properties draw:fill-color="#ffffff" fo:min-height="9.449cm"/>
    </style:style>
    <style:style style:name="pr14" style:family="presentation" style:parent-style-name="Default-outline1">
      <style:graphic-properties draw:fill-color="#ffffff" fo:min-height="7.198cm"/>
    </style:style>
    <style:style style:name="pr15" style:family="presentation" style:parent-style-name="Default-outline1">
      <style:graphic-properties draw:fill-color="#ffffff" draw:auto-grow-height="true" fo:min-height="15.396cm"/>
    </style:style>
    <style:style style:name="pr16" style:family="presentation" style:parent-style-name="Default-outline1">
      <style:graphic-properties draw:fill-color="#ffffff" draw:auto-grow-height="true" fo:min-height="7.628cm"/>
    </style:style>
    <style:style style:name="pr17" style:family="presentation" style:parent-style-name="Default-outline1">
      <style:graphic-properties draw:fill-color="#ffffff" fo:min-height="10.54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Comic Sans MS'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indent="0cm"/>
      <style:text-properties fo:font-family="Courier" style:font-family-generic="modern" style:font-pitch="fixed" fo:font-size="12pt" fo:font-weight="bold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0cm" fo:margin-right="0cm" fo:text-indent="0cm"/>
      <style:text-properties fo:font-family="'Comic Sans MS'" style:font-pitch="variable"/>
    </style:style>
    <style:style style:name="P9" style:family="paragraph">
      <style:paragraph-properties fo:text-align="center"/>
      <style:text-properties fo:font-family="'Comic Sans MS'" style:font-pitch="variable"/>
    </style:style>
    <style:style style:name="P10" style:family="paragraph">
      <style:paragraph-properties fo:text-align="center"/>
      <style:text-properties fo:color="#800000" fo:font-family="'Comic Sans MS'" style:font-pitch="variable"/>
    </style:style>
    <style:style style:name="P11" style:family="paragraph">
      <style:paragraph-properties fo:text-align="center"/>
      <style:text-properties fo:color="#000080" fo:font-family="'Comic Sans MS'" style:font-pitch="variable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/>
      <style:text-properties fo:color="#800080" fo:font-family="'Comic Sans MS'" style:font-pitch="variable"/>
    </style:style>
    <style:style style:name="P14" style:family="paragraph">
      <style:paragraph-properties fo:margin-left="0cm" fo:margin-right="0cm" fo:text-indent="0cm"/>
      <style:text-properties fo:color="#800080" fo:font-family="'Comic Sans MS'" style:font-pitch="variable" fo:font-size="16pt"/>
    </style:style>
    <style:style style:name="P15" style:family="paragraph">
      <style:text-properties fo:font-family="'Comic Sans MS'" style:font-pitch="variable"/>
    </style:style>
    <style:style style:name="P16" style:family="paragraph">
      <style:paragraph-properties fo:margin-left="1.2cm" fo:margin-right="0cm" text:enable-numbering="true" fo:text-indent="-0.9cm"/>
    </style:style>
    <style:style style:name="P17" style:family="paragraph">
      <style:paragraph-properties fo:margin-left="2.4cm" fo:margin-right="0cm" text:enable-numbering="true" fo:text-indent="-0.8cm"/>
    </style:style>
    <style:style style:name="P18" style:family="paragraph">
      <style:paragraph-properties fo:margin-left="0cm" fo:margin-right="0cm" fo:text-indent="0cm"/>
      <style:text-properties fo:font-family="Courier" style:font-family-generic="modern" style:font-pitch="fixed" fo:font-size="20pt" fo:font-weight="bold"/>
    </style:style>
    <style:style style:name="P19" style:family="paragraph">
      <style:text-properties fo:font-family="Courier" style:font-family-generic="modern" style:font-pitch="fixed" fo:font-weight="bold"/>
    </style:style>
    <style:style style:name="P20" style:family="paragraph">
      <style:paragraph-properties fo:margin-left="0cm" fo:margin-right="0cm" fo:text-indent="0cm"/>
      <style:text-properties fo:font-family="Courier" style:font-family-generic="modern" style:font-pitch="fixed" fo:font-weight="bold"/>
    </style:style>
    <style:style style:name="P21" style:family="paragraph">
      <style:paragraph-properties fo:margin-left="0cm" fo:margin-right="0cm" fo:text-indent="0cm"/>
      <style:text-properties fo:font-weight="bold"/>
    </style:style>
    <style:style style:name="P22" style:family="paragraph">
      <style:paragraph-properties fo:margin-left="0cm" fo:margin-right="0cm" fo:text-align="center" fo:text-indent="0cm"/>
      <style:text-properties fo:font-family="'Comic Sans MS'" style:font-pitch="variable" fo:font-size="16pt"/>
    </style:style>
    <style:style style:name="P23" style:family="paragraph">
      <style:paragraph-properties fo:text-align="center"/>
      <style:text-properties fo:font-family="'Comic Sans MS'" style:font-pitch="variable" fo:font-size="16pt"/>
    </style:style>
    <style:style style:name="T1" style:family="text">
      <style:text-properties fo:font-family="'Comic Sans MS'" style:font-pitch="variable"/>
    </style:style>
    <style:style style:name="T2" style:family="text">
      <style:text-properties fo:color="#000000" fo:font-family="'Comic Sans MS'" style:font-pitch="variable" style:font-family-asian="'Comic Sans MS'" style:font-pitch-asian="variable" style:font-family-complex="'Comic Sans MS'" style:font-pitch-complex="variable"/>
    </style:style>
    <style:style style:name="T3" style:family="text">
      <style:text-properties fo:font-family="'Comic Sans MS'" style:font-pitch="variable" style:font-family-asian="'Comic Sans MS'" style:font-pitch-asian="variable" style:font-family-complex="'Comic Sans MS'" style:font-pitch-complex="variable"/>
    </style:style>
    <style:style style:name="T4" style:family="text">
      <style:text-properties fo:color="#008000" fo:font-family="'Comic Sans MS'" style:font-pitch="variable" style:font-family-asian="'Comic Sans MS'" style:font-pitch-asian="variable" style:font-family-complex="'Comic Sans MS'" style:font-pitch-complex="variable"/>
    </style:style>
    <style:style style:name="T5" style:family="text">
      <style:text-properties fo:color="#000080" fo:font-family="'Comic Sans MS'" style:font-pitch="variable"/>
    </style:style>
    <style:style style:name="T6" style:family="text">
      <style:text-properties fo:color="#ff6633" fo:font-family="'Comic Sans MS'" style:font-pitch="variable"/>
    </style:style>
    <style:style style:name="T7" style:family="text">
      <style:text-properties fo:font-family="Courier" style:font-family-generic="modern" style:font-pitch="fixed" fo:font-size="12pt" fo:font-weight="bold"/>
    </style:style>
    <style:style style:name="T8" style:family="text">
      <style:text-properties fo:color="#ff0000" fo:font-family="Courier" style:font-family-generic="modern" style:font-pitch="fixed" fo:font-size="12pt" fo:font-weight="bold"/>
    </style:style>
    <style:style style:name="T9" style:family="text">
      <style:text-properties fo:color="#008000" fo:font-family="Courier" style:font-family-generic="modern" style:font-pitch="fixed" fo:font-size="12pt" fo:font-weight="bold"/>
    </style:style>
    <style:style style:name="T10" style:family="text">
      <style:text-properties fo:color="#0000ff" fo:font-family="Courier" style:font-family-generic="modern" style:font-pitch="fixed" fo:font-size="12pt" fo:font-weight="bold"/>
    </style:style>
    <style:style style:name="T11" style:family="text">
      <style:text-properties fo:color="#cc6633" fo:font-family="Courier" style:font-family-generic="modern" style:font-pitch="fixed" fo:font-size="12pt" fo:font-weight="bold"/>
    </style:style>
    <style:style style:name="T12" style:family="text">
      <style:text-properties fo:color="#993366" fo:font-family="Courier" style:font-family-generic="modern" style:font-pitch="fixed" fo:font-size="12pt" fo:font-weight="bold"/>
    </style:style>
    <style:style style:name="T13" style:family="text">
      <style:text-properties fo:color="#23b8dc" fo:font-family="'Comic Sans MS'" style:font-pitch="variable"/>
    </style:style>
    <style:style style:name="T14" style:family="text">
      <style:text-properties fo:color="#ff0000" fo:font-family="'Comic Sans MS'" style:font-pitch="variable"/>
    </style:style>
    <style:style style:name="T15" style:family="text">
      <style:text-properties fo:color="#00b8ff" fo:font-family="'Comic Sans MS'" style:font-pitch="variable"/>
    </style:style>
    <style:style style:name="T16" style:family="text">
      <style:text-properties fo:color="#800000" fo:font-family="'Comic Sans MS'" style:font-pitch="variable"/>
    </style:style>
    <style:style style:name="T17" style:family="text">
      <style:text-properties fo:color="#0000ff" fo:font-family="'Comic Sans MS'" style:font-pitch="variable"/>
    </style:style>
    <style:style style:name="T18" style:family="text">
      <style:text-properties fo:color="#008000" fo:font-family="'Comic Sans MS'" style:font-pitch="variable"/>
    </style:style>
    <style:style style:name="T19" style:family="text">
      <style:text-properties fo:color="#000080" fo:font-family="'Comic Sans MS'" style:font-pitch="variable" fo:font-size="16pt"/>
    </style:style>
    <style:style style:name="T20" style:family="text">
      <style:text-properties fo:color="#800080" fo:font-family="'Comic Sans MS'" style:font-pitch="variable"/>
    </style:style>
    <style:style style:name="T21" style:family="text">
      <style:text-properties fo:color="#800080" fo:font-family="'Comic Sans MS'" style:font-pitch="variable" fo:font-size="16pt"/>
    </style:style>
    <style:style style:name="T22" style:family="text">
      <style:text-properties fo:color="#000080"/>
    </style:style>
    <style:style style:name="T23" style:family="text">
      <style:text-properties fo:color="#000000"/>
    </style:style>
    <style:style style:name="T24" style:family="text">
      <style:text-properties fo:font-family="Courier" style:font-family-generic="modern" style:font-pitch="fixed" fo:font-size="20pt" fo:font-weight="bold"/>
    </style:style>
    <style:style style:name="T25" style:family="text">
      <style:text-properties fo:color="#ff3366" fo:font-family="Courier" style:font-family-generic="modern" style:font-pitch="fixed" fo:font-size="20pt" fo:font-weight="bold"/>
    </style:style>
    <style:style style:name="T26" style:family="text">
      <style:text-properties fo:font-family="Courier" style:font-family-generic="modern" style:font-pitch="fixed" fo:font-weight="bold"/>
    </style:style>
    <style:style style:name="T27" style:family="text">
      <style:text-properties fo:color="#2300dc" fo:font-family="'Comic Sans MS'" style:font-pitch="variable"/>
    </style:style>
    <style:style style:name="T28" style:family="text">
      <style:text-properties fo:color="#ff3366" fo:font-family="'Comic Sans MS'" style:font-pitch="variable"/>
    </style:style>
    <style:style style:name="T29" style:family="text">
      <style:text-properties fo:color="#eb613d" fo:font-family="Courier" style:font-family-generic="modern" style:font-pitch="fixed" fo:font-weight="bold"/>
    </style:style>
    <style:style style:name="T30" style:family="text">
      <style:text-properties fo:color="#008000" fo:font-family="Courier" style:font-family-generic="modern" style:font-pitch="fixed" fo:font-weight="bold"/>
    </style:style>
    <style:style style:name="T31" style:family="text">
      <style:text-properties fo:color="#2300dc" fo:font-family="Courier" style:font-family-generic="modern" style:font-pitch="fixed" fo:font-weight="bold"/>
    </style:style>
    <style:style style:name="T32" style:family="text">
      <style:text-properties fo:color="#ff0000" fo:font-family="Courier" style:font-family-generic="modern" style:font-pitch="fixed" fo:font-weight="bold"/>
    </style:style>
    <style:style style:name="T33" style:family="text">
      <style:text-properties fo:color="#800080" fo:font-family="Courier" style:font-family-generic="modern" style:font-pitch="fixed" fo:font-weight="bold"/>
    </style:style>
    <style:style style:name="T34" style:family="text">
      <style:text-properties fo:color="#008000"/>
    </style:style>
    <style:style style:name="T35" style:family="text">
      <style:text-properties fo:color="#004a4a"/>
    </style:style>
    <style:style style:name="T36" style:family="text">
      <style:text-properties fo:color="#ff0000"/>
    </style:style>
    <style:style style:name="T37" style:family="text">
      <style:text-properties fo:color="#800080"/>
    </style:style>
    <style:style style:name="T38" style:family="text">
      <style:text-properties fo:color="#0000ff" fo:font-family="Courier" style:font-family-generic="modern" style:font-pitch="fixed" fo:font-weight="bold"/>
    </style:style>
    <style:style style:name="T39" style:family="text">
      <style:text-properties fo:color="#0000ff"/>
    </style:style>
    <style:style style:name="T40" style:family="text">
      <style:text-properties fo:color="#ff3333" fo:font-family="Courier" style:font-family-generic="modern" style:font-pitch="fixed" fo:font-weight="bold"/>
    </style:style>
    <style:style style:name="T41" style:family="text">
      <style:text-properties fo:color="#2323dc" fo:font-family="Courier" style:font-family-generic="modern" style:font-pitch="fixed" fo:font-weight="bold"/>
    </style:style>
    <style:style style:name="T42" style:family="text">
      <style:text-properties fo:font-family="Courier" style:font-family-generic="modern" style:font-pitch="fixed" fo:font-size="15pt" fo:font-weight="bold"/>
    </style:style>
    <style:style style:name="T43" style:family="text">
      <style:text-properties fo:color="#006b6b" fo:font-family="Courier" style:font-family-generic="modern" style:font-pitch="fixed" fo:font-size="15pt" fo:font-weight="bold"/>
    </style:style>
    <style:style style:name="T44" style:family="text">
      <style:text-properties fo:color="#ff0000" fo:font-family="Courier" style:font-family-generic="modern" style:font-pitch="fixed" fo:font-size="15pt" fo:font-weight="bold"/>
    </style:style>
    <style:style style:name="T45" style:family="text">
      <style:text-properties fo:color="#000080" fo:font-family="Courier" style:font-family-generic="modern" style:font-pitch="fixed" fo:font-size="15pt" fo:font-weight="bold"/>
    </style:style>
    <style:style style:name="T46" style:family="text">
      <style:text-properties fo:color="#0047ff" fo:font-family="Courier" style:font-family-generic="modern" style:font-pitch="fixed" fo:font-size="15pt" fo:font-weight="bold"/>
    </style:style>
    <style:style style:name="T47" style:family="text">
      <style:text-properties fo:color="#000080" fo:font-family="Courier" style:font-family-generic="modern" style:font-pitch="fixed" fo:font-weight="bold"/>
    </style:style>
    <style:style style:name="T48" style:family="text">
      <style:text-properties fo:color="#000000" fo:font-family="'Comic Sans MS'" style:font-pitch="variable"/>
    </style:style>
    <style:style style:name="T49" style:family="text">
      <style:text-properties fo:color="#ff6633" fo:font-family="Courier" style:font-family-generic="modern" style:font-pitch="fixed" fo:font-size="12pt" fo:font-weight="bold"/>
    </style:style>
    <style:style style:name="T50" style:family="text">
      <style:text-properties fo:color="#000080" fo:font-family="Courier" style:font-family-generic="modern" style:font-pitch="fixed" fo:font-size="12pt" fo:font-weight="bold"/>
    </style:style>
    <style:style style:name="T51" style:family="text">
      <style:text-properties fo:color="#800080" fo:font-family="Courier" style:font-family-generic="modern" style:font-pitch="fixed" fo:font-size="12pt" fo:font-weight="bold"/>
    </style:style>
    <style:style style:name="T52" style:family="text">
      <style:text-properties fo:color="#0047ff" fo:font-family="Courier" style:font-family-generic="modern" style:font-pitch="fixed" fo:font-size="12pt" fo:font-weight="bold"/>
    </style:style>
    <style:style style:name="T53" style:family="text">
      <style:text-properties fo:font-family="'Comic Sans MS'" style:font-pitch="variable" fo:font-size="16pt"/>
    </style:style>
    <style:style style:name="T54" style:family="text">
      <style:text-properties fo:color="#ff3366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3.746cm" svg:height="2.222cm" svg:x="3.986cm" svg:y="0.289cm" presentation:class="title">
          <draw:text-box>
            <text:p text:style-name="P1">QDP++: Low Level Plumbing for Chroma</text:p>
          </draw:text-box>
        </draw:frame>
        <draw:frame presentation:style-name="pr2" draw:text-style-name="P3" draw:layer="layout" svg:width="23.711cm" svg:height="15.396cm" svg:x="3.848cm" svg:y="3.23cm" presentation:class="subtitle">
          <draw:text-box>
            <text:list text:style-name="L2">
              <text:list-item>
                <text:list>
                  <text:list-item>
                    <text:p text:style-name="P2"><text:span text:style-name="T1">B</text:span><text:span text:style-name="T2">á</text:span><text:span text:style-name="T1">lint Jo</text:span><text:span text:style-name="T3">ó </text:span><text:span text:style-name="T4">(bjoo@jlab.or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Jefferson Lab, Newport News, V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given at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HackLatt'06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NeSC, Edinburg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March 29, 20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3.746cm" svg:height="2.222cm" svg:x="3.986cm" svg:y="0.289cm" presentation:class="title">
          <draw:text-box>
            <text:p text:style-name="P1">Basic Plumbing: QDP++ Types</text:p>
          </draw:text-box>
        </draw:frame>
        <draw:frame draw:style-name="standard" draw:layer="layout" svg:width="20.766cm" svg:height="3.888cm" svg:x="5.189cm" svg:y="6.1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text-style-name="P5" draw:layer="layout" svg:width="23.711cm" svg:height="7.25cm" svg:x="3.848cm" svg:y="3.336cm" presentation:class="outline" presentation:user-transformed="true">
          <draw:text-box>
            <text:list text:style-name="L3">
              <text:list-item>
                <text:p text:style-name="P5">In QDP++ we try to capture the index structure of our lattice fields:</text:p>
              </text:list-item>
            </text:list>
          </draw:text-box>
        </draw:frame>
        <draw:frame presentation:style-name="pr5" draw:text-style-name="P5" draw:layer="layout" svg:width="23.711cm" svg:height="1.478cm" svg:x="3.815cm" svg:y="11.064cm" presentation:class="outline" presentation:user-transformed="true">
          <draw:text-box>
            <text:list text:style-name="L3">
              <text:list-item>
                <text:p text:style-name="P5">To do this we use C++ templated types:</text:p>
              </text:list-item>
            </text:list>
          </draw:text-box>
        </draw:frame>
        <draw:frame draw:style-name="gr2" draw:text-style-name="P6" draw:layer="layout" svg:width="23.95cm" svg:height="1.7cm" svg:x="3.503cm" svg:y="12.61cm">
          <draw:text-box>
            <text:p text:style-name="P1"><text:span text:style-name="T7">typedef </text:span><text:span text:style-name="T8">OScalar</text:span><text:span text:style-name="T7"> </text:span><text:span text:style-name="T8">&lt;</text:span><text:span text:style-name="T7"> </text:span><text:span text:style-name="T9">PScalar</text:span><text:span text:style-name="T7"> <text:s text:c="3"/></text:span><text:span text:style-name="T9">&lt;</text:span><text:span text:style-name="T7"> </text:span><text:span text:style-name="T10">PScalar&lt; <text:s/></text:span><text:span text:style-name="T7"><text:s text:c="4"/></text:span><text:span text:style-name="T11">RScalar &lt;</text:span><text:span text:style-name="T12">REAL</text:span><text:span text:style-name="T11">&gt;</text:span><text:span text:style-name="T7"> <text:s text:c="3"/></text:span><text:span text:style-name="T10">&gt;</text:span><text:span text:style-name="T7"> <text:s text:c="3"/></text:span><text:span text:style-name="T9">&gt;</text:span><text:span text:style-name="T7"> </text:span><text:span text:style-name="T8">&gt;</text:span><text:span text:style-name="T7"> Real;</text:span></text:p>
            <text:p text:style-name="P1"><text:span text:style-name="T7">typedef </text:span><text:span text:style-name="T8">OLattice&lt;</text:span><text:span text:style-name="T7"> </text:span><text:span text:style-name="T9">PScalar <text:s text:c="3"/>&lt;</text:span><text:span text:style-name="T7"> </text:span><text:span text:style-name="T10">PColorMatrix&lt;</text:span><text:span text:style-name="T7"> </text:span><text:span text:style-name="T11">RComplex&lt;</text:span><text:span text:style-name="T12">REAL</text:span><text:span text:style-name="T11">&gt;</text:span><text:span text:style-name="T10">, Nc&gt;</text:span><text:span text:style-name="T7"> <text:s text:c="3"/></text:span><text:span text:style-name="T9">&gt;</text:span><text:span text:style-name="T7"> </text:span><text:span text:style-name="T8">&gt;</text:span><text:span text:style-name="T7"> LatticeColorMatrix;</text:span></text:p>
            <text:p text:style-name="P1"><text:span text:style-name="T7">typedef </text:span><text:span text:style-name="T8">OLattice&lt;</text:span><text:span text:style-name="T7"> </text:span><text:span text:style-name="T9">PSpinMatrix&lt;</text:span><text:span text:style-name="T7"> </text:span><text:span text:style-name="T10">PColorMatrix&lt;</text:span><text:span text:style-name="T7"> </text:span><text:span text:style-name="T11">RComplex&lt;</text:span><text:span text:style-name="T12">REAL</text:span><text:span text:style-name="T11">&gt;</text:span><text:span text:style-name="T10">, Nc&gt;</text:span><text:span text:style-name="T7">, </text:span><text:span text:style-name="T9">Ns&gt;</text:span><text:span text:style-name="T7"> </text:span><text:span text:style-name="T8">&gt;</text:span><text:span text:style-name="T7"> LatticePropagator;</text:span></text:p>
          </draw:text-box>
        </draw:frame>
        <draw:frame presentation:style-name="pr6" draw:text-style-name="P5" draw:layer="layout" svg:width="23.711cm" svg:height="4.134cm" svg:x="3.851cm" svg:y="14.74cm" presentation:class="outline" presentation:user-transformed="true">
          <draw:text-box>
            <text:list text:style-name="L3">
              <text:list-item>
                <text:p text:style-name="P5">QDP++ and Portable Expression Template Engine:</text:p>
              </text:list-item>
            </text:list>
            <text:list text:style-name="L3">
              <text:list-item>
                <text:list>
                  <text:list-item>
                    <text:p text:style-name="P7">Provide expressions and recursion through type structur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7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3.746cm" svg:height="2.222cm" svg:x="3.986cm" svg:y="0.289cm" presentation:class="title">
          <draw:text-box>
            <text:p text:style-name="P1">QDP++ Expressions: The power of PETE</text:p>
          </draw:text-box>
        </draw:frame>
        <draw:frame presentation:style-name="pr8" draw:text-style-name="P5" draw:layer="layout" svg:width="23.711cm" svg:height="1.609cm" svg:x="3.779cm" svg:y="3.195cm" presentation:class="outline" presentation:user-transformed="true">
          <draw:text-box>
            <text:list text:style-name="L3">
              <text:list-item>
                <text:p text:style-name="P5">Use “convenient” mathematical expressions:</text:p>
              </text:list-item>
            </text:list>
          </draw:text-box>
        </draw:frame>
        <draw:frame draw:style-name="gr3" draw:text-style-name="P8" draw:layer="layout" svg:width="19.182cm" svg:height="13.126cm" svg:x="6.126cm" svg:y="5.186cm">
          <draw:text-box>
            <text:p text:style-name="P1"><text:span text:style-name="T1">LatticeFermion x,y,z;</text:span></text:p>
            <text:p text:style-name="P1"><text:span text:style-name="T1">Real a = Real(1);</text:span></text:p>
            <text:p text:style-name="P1"><text:span text:style-name="T1">gaussian(x);</text:span></text:p>
            <text:p text:style-name="P1"><text:span text:style-name="T1">gaussian(y);</text:span></text:p>
            <text:p text:style-name="P1"><text:span text:style-name="T1">z = a*x + y;</text:span></text:p>
            <text:p text:style-name="P1"><text:span text:style-name="T1">int mu, nu; </text:span></text:p>
            <text:p text:style-name="P1"><text:span text:style-name="T5">multi1d&lt;LatticeColorMatrix&gt; u(Nd)</text:span><text:span text:style-name="T1">;</text:span></text:p>
            <text:p text:style-name="P1"><text:span text:style-name="T1">Double tmp = </text:span><text:span text:style-name="T13"><text:s/></text:span><text:span text:style-name="T14">sum( real( trace(</text:span><text:span text:style-name="T15"> </text:span><text:span text:style-name="T1"><text:s/>u[mu] </text:span></text:p>
            <text:p text:style-name="P1"><text:span text:style-name="T1"><text:s text:c="44"/></text:span><text:span text:style-name="T1">*</text:span><text:span text:style-name="T16">shift(</text:span><text:span text:style-name="T1">u[nu],</text:span><text:span text:style-name="T17">FORWARD</text:span><text:span text:style-name="T1">,</text:span><text:span text:style-name="T18">mu</text:span><text:span text:style-name="T16">)</text:span></text:p>
            <text:p text:style-name="P1"><text:span text:style-name="T1"><text:s text:c="44"/></text:span><text:span text:style-name="T1">* </text:span><text:span text:style-name="T14">adj(</text:span><text:span text:style-name="T1"> </text:span><text:span text:style-name="T16">shift(</text:span><text:span text:style-name="T1">u[mu],</text:span><text:span text:style-name="T17">FORWARD</text:span><text:span text:style-name="T1">,</text:span><text:span text:style-name="T18">nu</text:span><text:span text:style-name="T16">)</text:span><text:span text:style-name="T1"> </text:span><text:span text:style-name="T14">)</text:span></text:p>
            <text:p text:style-name="P1"><text:span text:style-name="T1"><text:s text:c="11"/></text:span><text:span text:style-name="T14"><text:s text:c="18"/></text:span><text:span text:style-name="T1"><text:s text:c="15"/></text:span><text:span text:style-name="T1">*</text:span><text:span text:style-name="T14">adj(</text:span><text:span text:style-name="T1">u[nu]</text:span><text:span text:style-name="T14">)</text:span></text:p>
            <text:p text:style-name="P1"><text:span text:style-name="T1"><text:s text:c="26"/></text:span><text:span text:style-name="T13"><text:s text:c="2"/></text:span><text:span text:style-name="T14"><text:s text:c="19"/></text:span><text:span text:style-name="T14">)</text:span></text:p>
            <text:p text:style-name="P1"><text:span text:style-name="T14"><text:s text:c="37"/></text:span><text:span text:style-name="T14">) <text:s text:c="11"/></text:span></text:p>
            <text:p text:style-name="P1"><text:span text:style-name="T14"><text:s text:c="30"/></text:span><text:span text:style-name="T14">)</text:span><text:span text:style-name="T6">;</text:span><text:span text:style-name="T1"> </text:span></text:p>
          </draw:text-box>
        </draw:frame>
        <draw:custom-shape draw:style-name="gr4" draw:text-style-name="P9" draw:layer="layout" svg:width="5.536cm" svg:height="2.924cm" svg:x="7.589cm" svg:y="12.881cm">
          <text:p text:style-name="P2"><text:span text:style-name="T1">Functions</text:span></text:p>
          <draw:enhanced-geometry svg:viewBox="0 0 21600 21600" draw:text-areas="800 800 20800 20800" draw:type="round-rectangular-callout" draw:modifiers="22274.8780928301 -4312.7027027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0" draw:layer="layout" svg:width="6.326cm" svg:height="3.168cm" svg:x="21.42cm" svg:y="8.914cm">
          <text:p text:style-name="P2"><text:span text:style-name="T16">Lattice Wide Shifts</text:span></text:p>
          <text:p text:style-name="P2"><text:span text:style-name="T17">FORWARD = </text:span></text:p>
          <text:p text:style-name="P2"><text:span text:style-name="T17">from x+mu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1" draw:layer="layout" svg:width="5.361cm" svg:height="2.715cm" svg:x="15.806cm" svg:y="7.59cm">
          <text:p text:style-name="P2"><text:span text:style-name="T19"><text:s/></text:span><text:span text:style-name="T19">multi1d&lt;T&gt; =</text:span></text:p>
          <text:p text:style-name="P2"><text:span text:style-name="T19">1 dimensional array</text:span></text:p>
          <text:p text:style-name="P2"><text:span text:style-name="T19">of T</text:span><text:span text:style-name="T5"> 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9" draw:layer="layout" svg:width="10.375cm" svg:height="1.636cm" svg:x="13.159cm" svg:y="5.431cm">
          <text:p text:style-name="P2"><text:span text:style-name="T1">Wowee! No indices or for loops!</text:span></text:p>
          <draw:enhanced-geometry svg:viewBox="0 0 21600 21600" draw:text-areas="800 800 20800 20800" draw:type="round-rectangular-callout" draw:modifiers="-7098.68928296068 51908.6133170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9" draw:layer="layout" svg:width="9.26cm" svg:height="2.019cm" svg:x="16.711cm" svg:y="15.353cm">
          <text:p text:style-name="P2"><text:span text:style-name="T1">but array indices are explicit</text:span></text:p>
          <draw:enhanced-geometry svg:viewBox="0 0 21600 21600" draw:text-areas="800 800 20800 20800" draw:type="round-rectangular-callout" draw:modifiers="1228.16112084063 -3336.237623762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3.746cm" svg:height="2.222cm" svg:x="3.986cm" svg:y="0.289cm" presentation:class="title">
          <draw:text-box>
            <text:p text:style-name="P1">QDP++ Subsets, Ordered Subsets</text:p>
          </draw:text-box>
        </draw:frame>
        <draw:frame presentation:style-name="pr9" draw:text-style-name="P5" draw:layer="layout" svg:width="23.711cm" svg:height="8.385cm" svg:x="3.848cm" svg:y="3.23cm" presentation:class="outline" presentation:user-transformed="true">
          <draw:text-box>
            <text:list text:style-name="L3">
              <text:list-item>
                <text:p text:style-name="P5">Allow for partitioning the lattice </text:p>
              </text:list-item>
            </text:list>
            <text:list text:style-name="L3">
              <text:list-item>
                <text:p text:style-name="P5">Can be predefined: eg rb is “red-black” colouring</text:p>
              </text:list-item>
            </text:list>
            <text:list text:style-name="L3">
              <text:list-item>
                <text:p text:style-name="P5">Can be contiguous (OrderedSubset) or not (Subset)</text:p>
              </text:list-item>
            </text:list>
            <text:list text:style-name="L3">
              <text:list-item>
                <text:p text:style-name="P5">Same subset may be contiguous in one layout and not in another</text:p>
              </text:list-item>
            </text:list>
          </draw:text-box>
        </draw:frame>
        <draw:g>
          <draw:g>
            <draw:ellipse draw:style-name="gr6" draw:text-style-name="P12" draw:layer="layout" svg:width="0.481cm" svg:height="0.489cm" svg:x="17.155cm" svg:y="12.637cm">
              <text:p text:style-name="P1"/>
            </draw:ellipse>
            <draw:ellipse draw:style-name="gr7" draw:text-style-name="P12" draw:layer="layout" svg:width="0.481cm" svg:height="0.489cm" svg:x="15.885cm" svg:y="12.637cm">
              <text:p text:style-name="P1"/>
            </draw:ellipse>
            <draw:ellipse draw:style-name="gr6" draw:text-style-name="P12" draw:layer="layout" svg:width="0.481cm" svg:height="0.489cm" svg:x="15.885cm" svg:y="11.367cm">
              <text:p text:style-name="P1"/>
            </draw:ellipse>
            <draw:ellipse draw:style-name="gr7" draw:text-style-name="P12" draw:layer="layout" svg:width="0.481cm" svg:height="0.489cm" svg:x="17.155cm" svg:y="11.367cm">
              <text:p text:style-name="P1"/>
            </draw:ellipse>
          </draw:g>
          <draw:frame draw:style-name="gr8" draw:text-style-name="P13" draw:layer="layout" svg:width="6.985cm" svg:height="1.136cm" svg:x="19.06cm" svg:y="11.856cm">
            <draw:text-box>
              <text:p text:style-name="P1"><text:span text:style-name="T20">Notional Lattice</text:span></text:p>
            </draw:text-box>
          </draw:frame>
        </draw:g>
        <draw:g>
          <draw:ellipse draw:style-name="gr6" draw:text-style-name="P12" draw:layer="layout" svg:width="0.481cm" svg:height="0.489cm" svg:x="10.274cm" svg:y="16.51cm">
            <text:p text:style-name="P1"/>
          </draw:ellipse>
          <draw:ellipse draw:style-name="gr7" draw:text-style-name="P12" draw:layer="layout" svg:width="0.481cm" svg:height="0.489cm" svg:x="11.544cm" svg:y="16.51cm">
            <text:p text:style-name="P1"/>
          </draw:ellipse>
          <draw:ellipse draw:style-name="gr6" draw:text-style-name="P12" draw:layer="layout" svg:width="0.481cm" svg:height="0.489cm" svg:x="12.814cm" svg:y="16.51cm">
            <text:p text:style-name="P1"/>
          </draw:ellipse>
          <draw:ellipse draw:style-name="gr7" draw:text-style-name="P12" draw:layer="layout" svg:width="0.481cm" svg:height="0.489cm" svg:x="14.084cm" svg:y="16.51cm">
            <text:p text:style-name="P1"/>
          </draw:ellipse>
          <draw:g>
            <draw:rect draw:style-name="gr9" draw:text-style-name="P9" draw:layer="layout" svg:width="0.962cm" svg:height="1.905cm" svg:x="13.831cm" svg:y="16.185cm">
              <text:p text:style-name="P1"/>
            </draw:rect>
            <draw:rect draw:style-name="gr9" draw:text-style-name="P9" draw:layer="layout" svg:width="0.962cm" svg:height="1.905cm" svg:x="11.331cm" svg:y="16.186cm">
              <text:p text:style-name="P1"/>
            </draw:rect>
            <draw:rect draw:style-name="gr9" draw:text-style-name="P9" draw:layer="layout" svg:width="0.962cm" svg:height="1.53cm" draw:transform="rotate (-1.57184352434698) translate (13.828cm 17.145cm)">
              <text:p text:style-name="P1"/>
            </draw:rect>
          </draw:g>
        </draw:g>
        <draw:g>
          <draw:ellipse draw:style-name="gr7" draw:text-style-name="P12" draw:layer="layout" svg:width="0.481cm" svg:height="0.489cm" svg:x="18.804cm" svg:y="16.615cm">
            <text:p text:style-name="P1"/>
          </draw:ellipse>
          <draw:ellipse draw:style-name="gr7" draw:text-style-name="P12" draw:layer="layout" svg:width="0.481cm" svg:height="0.489cm" svg:x="20.074cm" svg:y="16.615cm">
            <text:p text:style-name="P1"/>
          </draw:ellipse>
          <draw:ellipse draw:style-name="gr6" draw:text-style-name="P12" draw:layer="layout" svg:width="0.481cm" svg:height="0.489cm" svg:x="22.614cm" svg:y="16.615cm">
            <text:p text:style-name="P1"/>
          </draw:ellipse>
          <draw:ellipse draw:style-name="gr6" draw:text-style-name="P12" draw:layer="layout" svg:width="0.481cm" svg:height="0.489cm" svg:x="21.345cm" svg:y="16.616cm">
            <text:p text:style-name="P1"/>
          </draw:ellipse>
          <draw:rect draw:style-name="gr9" draw:text-style-name="P9" draw:layer="layout" svg:width="2.568cm" svg:height="1.166cm" svg:x="18.451cm" svg:y="16.302cm">
            <text:p text:style-name="P1"/>
          </draw:rect>
        </draw:g>
        <draw:frame draw:style-name="gr2" draw:text-style-name="P13" draw:layer="layout" svg:width="5.187cm" svg:height="1.136cm" svg:x="4.491cm" svg:y="16.12cm">
          <draw:text-box>
            <text:p text:style-name="P1"><text:span text:style-name="T20">Storage Order:</text:span></text:p>
          </draw:text-box>
        </draw:frame>
        <draw:frame draw:style-name="gr2" draw:text-style-name="P14" draw:layer="layout" svg:width="3.795cm" svg:height="1.038cm" svg:x="11.94cm" svg:y="18.033cm">
          <draw:text-box>
            <text:p text:style-name="P1"><text:span text:style-name="T21">Subset</text:span></text:p>
          </draw:text-box>
        </draw:frame>
        <draw:frame draw:style-name="gr2" draw:text-style-name="P14" draw:layer="layout" svg:width="4.908cm" svg:height="1.038cm" svg:x="18.417cm" svg:y="17.929cm">
          <draw:text-box>
            <text:p text:style-name="P1"><text:span text:style-name="T21">OrderedSubset</text:span></text:p>
          </draw:text-box>
        </draw:frame>
        <draw:line draw:style-name="gr10" draw:text-style-name="P9" draw:layer="layout" svg:x1="15.561cm" svg:y1="13.125cm" svg:x2="13.507cm" svg:y2="15.841cm">
          <text:p text:style-name="P1"/>
        </draw:line>
        <draw:line draw:style-name="gr10" draw:text-style-name="P9" draw:layer="layout" svg:x1="17.685cm" svg:y1="13.299cm" svg:x2="19.913cm" svg:y2="15.841cm">
          <text:p text:style-name="P1"/>
        </draw:line>
        <draw:frame draw:style-name="gr11" draw:text-style-name="P15" draw:layer="layout" svg:width="4.641cm" svg:height="2.071cm" svg:x="10.165cm" svg:y="13.195cm">
          <draw:text-box>
            <text:p text:style-name="P1"><text:span text:style-name="T1">Lexicographic</text:span></text:p>
            <text:p text:style-name="P1"><text:span text:style-name="T1">Layout</text:span></text:p>
          </draw:text-box>
        </draw:frame>
        <draw:frame draw:style-name="gr11" draw:text-style-name="P15" draw:layer="layout" svg:width="3.892cm" svg:height="1.186cm" svg:x="19.53cm" svg:y="13.543cm">
          <draw:text-box>
            <text:p text:style-name="P1"><text:span text:style-name="T1">CB2 Layou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3.746cm" svg:height="2.222cm" svg:x="3.986cm" svg:y="0.289cm" presentation:class="title">
          <draw:text-box>
            <text:p text:style-name="P1">QDP++ Sets, Subsets and Layouts</text:p>
          </draw:text-box>
        </draw:frame>
        <draw:frame presentation:style-name="pr10" draw:text-style-name="P5" draw:layer="layout" svg:width="23.711cm" svg:height="9.896cm" svg:x="3.848cm" svg:y="3.23cm" presentation:class="outline" presentation:user-transformed="true">
          <draw:text-box>
            <text:list text:style-name="L3">
              <text:list-item>
                <text:p text:style-name="P5">In expressions, subset index is on the target</text:p>
              </text:list-item>
            </text:list>
            <text:list text:style-name="L3">
              <text:list-item>
                <text:list>
                  <text:list-item>
                    <text:p text:style-name="P7">bar[rb[1]] = foo <text:span text:style-name="T22">(Copy foo's rb[1] subset to bar's)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22">Users can define new sets</text:span></text:p>
              </text:list-item>
            </text:list>
            <text:list text:style-name="L3">
              <text:list-item>
                <text:p text:style-name="P16"><text:span text:style-name="T22">Layout chosen at compile time with configure switch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23">Default is CB2 (2 colour checkerboard) layout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22">Layout needs to be initialized on entry to QDP++</text:span></text:p>
              </text:list-item>
            </text:list>
          </draw:text-box>
        </draw:frame>
        <draw:frame presentation:style-name="pr11" draw:text-style-name="P5" draw:layer="layout" svg:width="23.063cm" svg:height="1.648cm" svg:x="3.98cm" svg:y="16.563cm" presentation:class="outline" presentation:user-transformed="true">
          <draw:text-box>
            <text:p text:style-name="P5"/>
          </draw:text-box>
        </draw:frame>
        <draw:frame draw:style-name="gr12" draw:text-style-name="P18" draw:layer="layout" svg:width="18.451cm" svg:height="4.226cm" svg:x="6.082cm" svg:y="13.711cm">
          <draw:text-box>
            <text:p text:style-name="P1"><text:span text:style-name="T24">multi1d&lt;int&gt; nrow(4); nrow[0]=nrow[1]=nrow[2]=4; nrow[3]=8;</text:span></text:p>
            <text:p text:style-name="P1"><text:span text:style-name="T25">Layout::setLattSize(nrow);</text:span></text:p>
            <text:p text:style-name="P1"><text:span text:style-name="T25">Layout::create(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3.746cm" svg:height="2.222cm" svg:x="3.986cm" svg:y="0.289cm" presentation:class="title">
          <draw:text-box>
            <text:p text:style-name="P1">QDP++: Reading and Writing XML</text:p>
          </draw:text-box>
        </draw:frame>
        <draw:frame presentation:style-name="pr12" draw:text-style-name="P5" draw:layer="layout" svg:width="23.711cm" svg:height="7.109cm" svg:x="3.779cm" svg:y="3.23cm" presentation:class="outline" presentation:user-transformed="true">
          <draw:text-box>
            <text:list text:style-name="L3">
              <text:list-item>
                <text:p text:style-name="P5">No “static data binding” in QDP++</text:p>
              </text:list-item>
            </text:list>
            <text:list text:style-name="L3">
              <text:list-item>
                <text:p text:style-name="P5">Treat documents as “amorphous” (contain anything)</text:p>
              </text:list-item>
            </text:list>
            <text:list text:style-name="L3">
              <text:list-item>
                <text:p text:style-name="P5">Interrogate documents using XPath.</text:p>
              </text:list-item>
            </text:list>
            <text:list text:style-name="L3">
              <text:list-item>
                <text:p text:style-name="P5">Root of Path expression is “context node”</text:p>
              </text:list-item>
            </text:list>
          </draw:text-box>
        </draw:frame>
        <draw:g>
          <draw:frame draw:style-name="gr11" draw:text-style-name="P19" draw:layer="layout" svg:width="15.03cm" svg:height="5.397cm" svg:x="12.324cm" svg:y="10.862cm">
            <draw:text-box>
              <text:p text:style-name="P1"><text:span text:style-name="T26">&lt;?xml version=”1.0” encoding=”UTF-8”?&gt;</text:span></text:p>
              <text:p text:style-name="P1"><text:span text:style-name="T26">&lt;foo&gt;</text:span></text:p>
              <text:p text:style-name="P1"><text:span text:style-name="T26"><text:s text:c="3"/></text:span><text:span text:style-name="T26">&lt;bar&gt;</text:span></text:p>
              <text:p text:style-name="P1"><text:span text:style-name="T26"><text:s text:c="6"/></text:span><text:span text:style-name="T26">&lt;fred&gt;6&lt;/fred&gt;</text:span></text:p>
              <text:p text:style-name="P1"><text:span text:style-name="T26"><text:s text:c="6"/></text:span><text:span text:style-name="T26">&lt;jim&gt;7 8 9&lt;/jim&gt;</text:span></text:p>
              <text:p text:style-name="P1"><text:span text:style-name="T26"><text:s text:c="2"/></text:span><text:span text:style-name="T26">&lt;/bar&gt;</text:span></text:p>
              <text:p text:style-name="P1"><text:span text:style-name="T26">&lt;/foo&gt;</text:span></text:p>
            </draw:text-box>
          </draw:frame>
          <draw:frame draw:style-name="gr11" draw:text-style-name="P15" draw:layer="layout" svg:width="3.405cm" svg:height="1.186cm" svg:x="6.648cm" svg:y="11.315cm">
            <draw:text-box>
              <text:p text:style-name="P1"><text:span text:style-name="T1">root node</text:span></text:p>
            </draw:text-box>
          </draw:frame>
          <draw:line draw:style-name="gr13" draw:text-style-name="P9" draw:layer="layout" svg:x1="10.165cm" svg:y1="12.011cm" svg:x2="11.801cm" svg:y2="12.011cm">
            <text:p text:style-name="P1"/>
          </draw:line>
          <draw:frame draw:style-name="gr14" draw:text-style-name="P8" draw:layer="layout" svg:width="4.878cm" svg:height="2.071cm" svg:x="7.727cm" svg:y="12.707cm">
            <draw:text-box>
              <text:p text:style-name="P1"><text:span text:style-name="T27">/foo/bar/fred</text:span></text:p>
              <text:p text:style-name="P1"><text:span text:style-name="T28">./fred</text:span></text:p>
            </draw:text-box>
          </draw:frame>
          <draw:custom-shape draw:style-name="gr15" draw:text-style-name="P9" draw:layer="layout" svg:width="0.348cm" svg:height="1.375cm" svg:x="12.776cm" svg:y="13.125cm">
            <text:p text:style-name="P1"/>
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  <draw:line draw:style-name="gr13" draw:text-style-name="P9" draw:layer="layout" svg:x1="13.367cm" svg:y1="13.56cm" svg:x2="14.69cm" svg:y2="13.56cm">
            <text:p text:style-name="P1"/>
          </draw:line>
          <draw:frame draw:style-name="gr11" draw:text-style-name="P15" draw:layer="layout" svg:width="3.727cm" svg:height="2.071cm" svg:x="4.108cm" svg:y="12.724cm">
            <draw:text-box>
              <text:p text:style-name="P1"><text:span text:style-name="T1">From root:</text:span></text:p>
              <text:p text:style-name="P1"><text:span text:style-name="T1">from /bar: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1" draw:text-style-name="P1" draw:layer="layout" svg:width="23.746cm" svg:height="2.222cm" svg:x="3.986cm" svg:y="0.289cm" presentation:class="title">
          <draw:text-box>
            <text:p text:style-name="P1">QDP++: Reading and Writing XML</text:p>
          </draw:text-box>
        </draw:frame>
        <draw:frame draw:style-name="gr2" draw:text-style-name="P20" draw:layer="layout" svg:width="21.374cm" svg:height="14.083cm" svg:x="3.268cm" svg:y="3.424cm">
          <draw:text-box>
            <text:p text:style-name="P1"><text:span text:style-name="T26">XMLReader r(“filename”);</text:span></text:p>
            <text:p text:style-name="P1"><text:span text:style-name="T26"/></text:p>
            <text:p text:style-name="P1"><text:span text:style-name="T26">Double y;</text:span></text:p>
            <text:p text:style-name="P1"><text:span text:style-name="T26">multi1d&lt;Int&gt; int_array;</text:span></text:p>
            <text:p text:style-name="P1"><text:span text:style-name="T26">multi1d&lt;Complex&gt; cmp_array;</text:span></text:p>
            <text:p text:style-name="P1"><text:span text:style-name="T26"/></text:p>
            <text:p text:style-name="P1"><text:span text:style-name="T29">try {</text:span></text:p>
            <text:p text:style-name="P1"><text:span text:style-name="T26"><text:s/></text:span><text:span text:style-name="T30">read(r, “/foo/cmp_array”, cmp_array);</text:span></text:p>
            <text:p text:style-name="P1"><text:span text:style-name="T26"/></text:p>
            <text:p text:style-name="P1"><text:span text:style-name="T26"><text:s/></text:span><text:span text:style-name="T31">XMLReader new_r(r, “/foo/bar”);</text:span></text:p>
            <text:p text:style-name="P1"><text:span text:style-name="T26"/></text:p>
            <text:p text:style-name="P1"><text:span text:style-name="T26"><text:s/></text:span><text:span text:style-name="T32">read(new_r, “./int_array”, int_array);</text:span></text:p>
            <text:p text:style-name="P1"><text:span text:style-name="T26"><text:s/></text:span><text:span text:style-name="T33">read(new_r, “./double”, y);</text:span></text:p>
            <text:p text:style-name="P1"><text:span text:style-name="T29">}</text:span></text:p>
            <text:p text:style-name="P1"><text:span text:style-name="T29">catch( const std::string&amp; e) {</text:span></text:p>
            <text:p text:style-name="P1"><text:span text:style-name="T29"><text:s/></text:span><text:span text:style-name="T29">QDPIO::cerr &lt;&lt; “Caught exception: “ </text:span></text:p>
            <text:p text:style-name="P1"><text:span text:style-name="T29"><text:s text:c="14"/></text:span><text:span text:style-name="T29">&lt;&lt; e &lt;&lt;endl;</text:span></text:p>
            <text:p text:style-name="P1"><text:span text:style-name="T29"><text:s/></text:span><text:span text:style-name="T29">QDP_abort(1);</text:span></text:p>
            <text:p text:style-name="P1"><text:span text:style-name="T29">}</text:span></text:p>
          </draw:text-box>
        </draw:frame>
        <draw:frame draw:style-name="gr2" draw:text-style-name="P1" draw:layer="layout" svg:width="10.272cm" svg:height="13.049cm" svg:x="17.728cm" svg:y="3.529cm">
          <draw:text-box>
            <text:p text:style-name="P1">&lt;?xml version=”1.0” </text:p>
            <text:p text:style-name="P1"><text:s text:c="9"/>encoding=”UTF-8”?&gt;</text:p>
            <text:p text:style-name="P1">&lt;foo&gt;</text:p>
            <text:p text:style-name="P1"><text:s/><text:span text:style-name="T34"><text:s/></text:span><text:span text:style-name="T34">&lt;cmp_array&gt;</text:span></text:p>
            <text:p text:style-name="P1"><text:span text:style-name="T34"><text:s text:c="4"/></text:span><text:span text:style-name="T35">&lt;elem&gt;</text:span></text:p>
            <text:p text:style-name="P1"><text:span text:style-name="T34"><text:s text:c="6"/></text:span><text:span text:style-name="T34">&lt;re&gt;1&lt;/re&gt;</text:span></text:p>
            <text:p text:style-name="P1"><text:span text:style-name="T34"><text:s text:c="6"/></text:span><text:span text:style-name="T34">&lt;im&gt;-2.0&lt;/im&gt;</text:span></text:p>
            <text:p text:style-name="P1"><text:span text:style-name="T34"><text:s text:c="3"/></text:span><text:span text:style-name="T35">&lt;/elem&gt;</text:span></text:p>
            <text:p text:style-name="P1"><text:span text:style-name="T34"><text:s text:c="4"/></text:span><text:span text:style-name="T35">&lt;elem&gt;</text:span></text:p>
            <text:p text:style-name="P1"><text:span text:style-name="T34"><text:s text:c="6"/></text:span><text:span text:style-name="T34">&lt;re&gt;2&lt;/re&gt;</text:span></text:p>
            <text:p text:style-name="P1"><text:span text:style-name="T34"><text:s text:c="5"/></text:span><text:span text:style-name="T34">&lt;im&gt;3&lt;/im&gt;</text:span></text:p>
            <text:p text:style-name="P1"><text:span text:style-name="T34"><text:s text:c="3"/></text:span><text:span text:style-name="T35"><text:s/></text:span><text:span text:style-name="T35">&lt;/elem&gt;</text:span></text:p>
            <text:p text:style-name="P1"><text:s/><text:span text:style-name="T34"><text:s/></text:span><text:span text:style-name="T34">&lt;/cmp_array&gt;</text:span></text:p>
            <text:p text:style-name="P1"><text:s text:c="2"/>&lt;bar&gt; </text:p>
            <text:p text:style-name="P1"><text:s text:c="5"/><text:span text:style-name="T36">&lt;int_array&gt;2 3 4 5&lt;/int_array&gt;</text:span></text:p>
            <text:p text:style-name="P1"><text:s text:c="4"/><text:span text:style-name="T37">&lt;double&gt;1.0e-7&lt;/double&gt;</text:span></text:p>
            <text:p text:style-name="P1"><text:s text:c="2"/>&lt;/bar&gt;</text:p>
            <text:p text:style-name="P1">&lt;/foo&gt;</text:p>
          </draw:text-box>
        </draw:frame>
        <draw:custom-shape draw:style-name="gr16" draw:text-style-name="P3" draw:layer="layout" svg:width="6.277cm" svg:height="1.038cm" svg:x="8.612cm" svg:y="7.419cm">
          <text:p text:style-name="P2"><text:span text:style-name="T1">Absolute Path Read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5.033cm" svg:height="0.778cm" svg:x="13.436cm" svg:y="9.39cm">
          <text:p text:style-name="P2"><text:span text:style-name="T1">New Context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5.395cm" svg:height="0.83cm" svg:x="10.532cm" svg:y="10.739cm">
          <text:p text:style-name="P2"><text:span text:style-name="T1">Relative Paths</text:span></text:p>
          <draw:enhanced-geometry svg:viewBox="0 0 21600 21600" draw:text-areas="800 800 20800 20800" draw:type="round-rectangular-callout" draw:modifiers="0 29683.75451263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6.693cm" svg:height="1.66cm" svg:x="10.635cm" svg:y="16.757cm">
          <text:p text:style-name="P2"><text:span text:style-name="T1">try-catch exception</text:span></text:p>
          <text:p text:style-name="P2"><text:span text:style-name="T1">handling construct</text:span></text:p>
          <draw:enhanced-geometry svg:viewBox="0 0 21600 21600" draw:text-areas="800 800 20800 20800" draw:type="round-rectangular-callout" draw:modifiers="-3010.57663579325 -8764.840457555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5.032cm" svg:height="2.282cm" svg:x="22.671cm" svg:y="5.396cm">
          <text:p text:style-name="P2"><text:span text:style-name="T1">Array markup of</text:span></text:p>
          <text:p text:style-name="P2"><text:span text:style-name="T1">non-simple types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4.966cm" svg:height="2.179cm" svg:x="23.034cm" svg:y="10.999cm">
          <text:p text:style-name="P2"><text:span text:style-name="T1">Array markup</text:span></text:p>
          <text:p text:style-name="P2"><text:span text:style-name="T1">for simple types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9" draw:layer="layout" svg:width="5.24cm" svg:height="2.075cm" svg:x="4.098cm" svg:y="16.913cm">
          <text:p text:style-name="P2"><text:span text:style-name="T1">QDP++ error</text:span></text:p>
          <text:p text:style-name="P2"><text:span text:style-name="T1">“</text:span><text:span text:style-name="T1">stream”</text:span></text:p>
          <draw:enhanced-geometry svg:viewBox="0 0 21600 21600" draw:text-areas="800 800 20800 20800" draw:type="round-rectangular-callout" draw:modifiers="4492.27246708643 -19425.43352601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1" draw:text-style-name="P1" draw:layer="layout" svg:width="23.746cm" svg:height="2.222cm" svg:x="3.986cm" svg:y="0.289cm" presentation:class="title">
          <draw:text-box>
            <text:p text:style-name="P1">QDP++: Reading and Writing XML</text:p>
          </draw:text-box>
        </draw:frame>
        <draw:g>
          <draw:frame draw:style-name="gr17" draw:text-style-name="P20" draw:layer="layout" svg:width="12.313cm" svg:height="8.204cm" svg:x="3.527cm" svg:y="3.321cm">
            <draw:text-box>
              <text:p text:style-name="P1"><text:span text:style-name="T26"/></text:p>
              <text:p text:style-name="P1"><text:span text:style-name="T26">// Write to file</text:span></text:p>
              <text:p text:style-name="P1"><text:span text:style-name="T32">XMLFileWriter foo(“./out.xml”);</text:span></text:p>
              <text:p text:style-name="P1"><text:span text:style-name="T33">push(out, “rootTag”);</text:span></text:p>
              <text:p text:style-name="P1"><text:span text:style-name="T26">int x=5;</text:span></text:p>
              <text:p text:style-name="P1"><text:span text:style-name="T26">Real y=Real(2.0e-7);</text:span></text:p>
              <text:p text:style-name="P1"><text:span text:style-name="T30">write(foo, “xTag”, x);</text:span></text:p>
              <text:p text:style-name="P1"><text:span text:style-name="T30">write(foo, “yTag”, y);</text:span></text:p>
              <text:p text:style-name="P1"><text:span text:style-name="T38">pop(out);</text:span></text:p>
            </draw:text-box>
          </draw:frame>
          <draw:frame draw:style-name="gr2" draw:text-style-name="P1" draw:layer="layout" svg:width="9.597cm" svg:height="3.806cm" svg:x="16.86cm" svg:y="5.76cm">
            <draw:text-box>
              <text:p text:style-name="P1"><text:span text:style-name="T36">&lt;?xml version=”1.0”?&gt;</text:span></text:p>
              <text:p text:style-name="P1"><text:span text:style-name="T37">&lt;rootTag&gt;</text:span></text:p>
              <text:p text:style-name="P1"><text:s text:c="2"/><text:span text:style-name="T34">&lt;xTag&gt;5&lt;/xTag&gt;</text:span></text:p>
              <text:p text:style-name="P1"><text:span text:style-name="T34"><text:s text:c="2"/></text:span><text:span text:style-name="T34">&lt;yTag&gt;2.0e-7&lt;/yTag&gt;</text:span></text:p>
              <text:p text:style-name="P1"><text:span text:style-name="T39">&lt;/rootTag&gt;</text:span></text:p>
            </draw:text-box>
          </draw:frame>
          <draw:line draw:style-name="gr18" draw:text-style-name="P12" draw:layer="layout" svg:x1="12.087cm" svg:y1="5.863cm" svg:x2="17.171cm" svg:y2="6.849cm">
            <text:p text:style-name="P1"/>
          </draw:line>
          <draw:line draw:style-name="gr18" draw:text-style-name="P12" draw:layer="layout" svg:x1="7.419cm" svg:y1="9.65cm" svg:x2="16.964cm" svg:y2="9.079cm">
            <text:p text:style-name="P1"/>
          </draw:line>
          <draw:line draw:style-name="gr18" draw:text-style-name="P12" draw:layer="layout" svg:x1="12.295cm" svg:y1="8.042cm" svg:x2="17.275cm" svg:y2="7.783cm">
            <text:p text:style-name="P1"/>
          </draw:line>
          <draw:line draw:style-name="gr18" draw:text-style-name="P12" draw:layer="layout" svg:x1="12.451cm" svg:y1="8.872cm" svg:x2="17.119cm" svg:y2="8.561cm">
            <text:p text:style-name="P1"/>
          </draw:line>
          <draw:line draw:style-name="gr18" draw:text-style-name="P12" draw:layer="layout" svg:x1="15.822cm" svg:y1="5.345cm" svg:x2="17.171cm" svg:y2="6.071cm">
            <text:p text:style-name="P1"/>
          </draw:line>
        </draw:g>
        <draw:frame draw:style-name="gr2" draw:text-style-name="P20" draw:layer="layout" svg:width="19.662cm" svg:height="6.803cm" svg:x="5.603cm" svg:y="11.517cm">
          <draw:text-box>
            <text:p text:style-name="P1"><text:span text:style-name="T26">XMLBufferWriter foo_buf;</text:span></text:p>
            <text:p text:style-name="P1"><text:span text:style-name="T26">push(foo_buf, “rootTag”);</text:span></text:p>
            <text:p text:style-name="P1"><text:span text:style-name="T26">int x = 5;</text:span></text:p>
            <text:p text:style-name="P1"><text:span text:style-name="T26">Real y = Real(2.0e-7);</text:span></text:p>
            <text:p text:style-name="P1"><text:span text:style-name="T40">write(foo_buf, “xTag”, <text:s/>x);</text:span></text:p>
            <text:p text:style-name="P1"><text:span text:style-name="T40">write(foo_buf, “yTag”, y);</text:span></text:p>
            <text:p text:style-name="P1"><text:span text:style-name="T26">pop(foo_buf);</text:span></text:p>
            <text:p text:style-name="P1"><text:span text:style-name="T26">QDPIO::cout &lt;&lt; “Buffer contains” &lt;&lt; </text:span><text:span text:style-name="T41">foo_buf.str()</text:span></text:p>
            <text:p text:style-name="P1"><text:span text:style-name="T26"><text:s text:c="12"/></text:span><text:span text:style-name="T26">&lt;&lt; endl;</text:span></text:p>
          </draw:text-box>
        </draw:frame>
        <draw:custom-shape draw:style-name="gr16" draw:text-style-name="P3" draw:layer="layout" svg:width="6.797cm" svg:height="1.193cm" svg:x="10.479cm" svg:y="3.321cm">
          <text:p text:style-name="P2"><text:span text:style-name="T1">Open XML tag group</text:span></text:p>
          <draw:enhanced-geometry svg:viewBox="0 0 21600 21600" draw:text-areas="800 800 20800 20800" draw:type="round-rectangular-callout" draw:modifiers="769.849931787176 45063.31658291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9" draw:layer="layout" svg:width="6.225cm" svg:height="1.349cm" svg:x="18.573cm" svg:y="3.528cm">
          <text:p text:style-name="P2"><text:span text:style-name="T1">Write to a file</text:span></text:p>
          <draw:enhanced-geometry svg:viewBox="0 0 21600 21600" draw:text-areas="800 800 20800 20800" draw:type="round-rectangular-callout" draw:modifiers="-9537.16672020559 2824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9" draw:layer="layout" svg:width="6.744cm" svg:height="1.245cm" svg:x="7.626cm" svg:y="9.961cm">
          <text:p text:style-name="P2"><text:span text:style-name="T1">Close tag group</text:span></text:p>
          <draw:enhanced-geometry svg:viewBox="0 0 21600 21600" draw:text-areas="800 800 20800 20800" draw:type="round-rectangular-callout" draw:modifiers="-5982.03113417346 3623.1139646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9" draw:layer="layout" svg:width="6.226cm" svg:height="2.075cm" svg:x="17.068cm" svg:y="12.192cm">
          <text:p text:style-name="P2"><text:span text:style-name="T1">write tag with</text:span></text:p>
          <text:p text:style-name="P2"><text:span text:style-name="T1">content</text:span></text:p>
          <draw:enhanced-geometry svg:viewBox="0 0 21600 21600" draw:text-areas="800 800 20800 20800" draw:type="round-rectangular-callout" draw:modifiers="-3059.45077886623 30086.16462346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6.122cm" svg:height="1.193cm" svg:x="18.002cm" svg:y="14.786cm">
          <text:p text:style-name="P2"><text:span text:style-name="T1">get buffer content</text:span></text:p>
          <draw:enhanced-geometry svg:viewBox="0 0 21600 21600" draw:text-areas="800 800 20800 20800" draw:type="round-rectangular-callout" draw:modifiers="11345.0269475747 33792.96482412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9" draw:layer="layout" svg:width="6.485cm" svg:height="1.504cm" svg:x="16.342cm" svg:y="10.065cm">
          <text:p text:style-name="P2"><text:span text:style-name="T1">Write to Buffer</text:span></text:p>
          <draw:enhanced-geometry svg:viewBox="0 0 21600 21600" draw:text-areas="800 800 20800 20800" draw:type="round-rectangular-callout" draw:modifiers="-4142.83071230342 27541.79401993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0">
        <draw:frame presentation:style-name="pr1" draw:text-style-name="P1" draw:layer="layout" svg:width="23.746cm" svg:height="2.222cm" svg:x="3.986cm" svg:y="0.289cm" presentation:class="title">
          <draw:text-box>
            <text:p text:style-name="P1">QDP++ and Custom Memory Management</text:p>
          </draw:text-box>
        </draw:frame>
        <draw:frame presentation:style-name="pr13" draw:text-style-name="P5" draw:layer="layout" svg:width="22.919cm" svg:height="9.449cm" svg:x="3.848cm" svg:y="3.23cm" presentation:class="outline" presentation:user-transformed="true">
          <draw:text-box>
            <text:list text:style-name="L3">
              <text:list-item>
                <text:p text:style-name="P5">Occasionally need to allocate/free memory explicitly – e.g. to provide memory to external library.</text:p>
              </text:list-item>
            </text:list>
            <text:list text:style-name="L3">
              <text:list-item>
                <text:p text:style-name="P5">Memory may need custom attributes (eg fast)</text:p>
              </text:list-item>
            </text:list>
            <text:list text:style-name="L3">
              <text:list-item>
                <text:p text:style-name="P5">Memory may need to be suitably aligned.</text:p>
              </text:list-item>
            </text:list>
            <text:list text:style-name="L3">
              <text:list-item>
                <text:p text:style-name="P5">May want to monitor memory usage</text:p>
              </text:list-item>
            </text:list>
          </draw:text-box>
        </draw:frame>
        <draw:frame draw:style-name="gr2" draw:text-style-name="P1" draw:layer="layout" svg:width="22.815cm" svg:height="3.256cm" svg:x="4.364cm" svg:y="13.609cm">
          <draw:text-box>
            <text:p text:style-name="P1"><text:span text:style-name="T42">pointer=</text:span><text:span text:style-name="T43">QDP::Allocator::</text:span><text:span text:style-name="T44">theQDPAllocator::Instance()</text:span><text:span text:style-name="T42">.</text:span><text:span text:style-name="T45">allocate(</text:span><text:span text:style-name="T42"> size, </text:span></text:p>
            <text:p text:style-name="P1"><text:span text:style-name="T42"><text:s text:c="44"/></text:span><text:span text:style-name="T43">QDP::Allocator</text:span><text:span text:style-name="T42">::</text:span><text:span text:style-name="T46">FAST</text:span><text:span text:style-name="T45">)</text:span><text:span text:style-name="T42">;</text:span></text:p>
            <text:p text:style-name="P1"><text:span text:style-name="T42"/></text:p>
            <text:p text:style-name="P1"><text:span text:style-name="T42"/></text:p>
            <text:p text:style-name="P1"><text:span text:style-name="T43">QDP::Allocator::</text:span><text:span text:style-name="T44">theQDPAllocator::Instance()</text:span><text:span text:style-name="T42">::</text:span><text:span text:style-name="T45">free(</text:span><text:span text:style-name="T42">pointer</text:span><text:span text:style-name="T45">)</text:span><text:span text:style-name="T42">;</text:span></text:p>
          </draw:text-box>
        </draw:frame>
        <draw:custom-shape draw:style-name="gr19" draw:text-style-name="P12" draw:layer="layout" svg:width="0.549cm" svg:height="8.526cm" draw:transform="rotate (1.5707963267946) translate (9.651cm 17.278cm)">
          <text:p text:style-name="P1"/>
          <draw:enhanced-geometry svg:viewBox="0 0 21600 21600" draw:mirror-vertical="false" draw:glue-points="21600 0 0 10800 21600 21600" draw:text-areas="13800 ?f9 21600 ?f10" draw:type="left-brace" draw:modifiers="1800 11332.490518331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8" draw:layer="layout" svg:width="3.849cm" svg:height="1.136cm" svg:x="7.558cm" svg:y="14.569cm">
          <draw:text-box>
            <text:p text:style-name="P1"><text:span text:style-name="T1">Namespace</text:span></text:p>
          </draw:text-box>
        </draw:frame>
        <draw:frame draw:style-name="gr20" draw:text-style-name="P8" draw:layer="layout" svg:width="9.142cm" svg:height="2.371cm" svg:x="9.826cm" svg:y="16.974cm">
          <draw:text-box>
            <text:p text:style-name="P1"><text:span text:style-name="T1">Get reference to allocator</text:span></text:p>
            <text:p text:style-name="P1"><text:span text:style-name="T1">(see singleton pattern later)</text:span></text:p>
          </draw:text-box>
        </draw:frame>
        <draw:custom-shape draw:style-name="gr19" draw:text-style-name="P12" draw:layer="layout" svg:width="0.549cm" svg:height="5.016cm" draw:transform="rotate (1.5707963267946) translate (6.976cm 14.84cm)">
          <text:p text:style-name="P1"/>
          <draw:enhanced-geometry svg:viewBox="0 0 21600 21600" draw:mirror-vertical="false" draw:glue-points="21600 0 0 10800 21600 21600" draw:text-areas="13800 ?f9 21600 ?f10" draw:type="left-brace" draw:modifiers="1800 10500.777356986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3" draw:layer="layout" svg:width="8.59cm" svg:height="1.134cm" svg:x="19.069cm" svg:y="17.078cm">
          <text:p text:style-name="P2"><text:span text:style-name="T1">MemoryPoolHint (attribute)</text:span></text:p>
          <draw:enhanced-geometry svg:viewBox="0 0 21600 21600" draw:text-areas="800 800 20800 20800" draw:type="round-rectangular-callout" draw:modifiers="13134.4895821208 -41201.76211453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5.601cm" svg:height="4.57cm" svg:x="22.159cm" svg:y="8.899cm">
          <text:p text:style-name="P2"><text:span text:style-name="T1">Allocate memory</text:span></text:p>
          <text:p text:style-name="P2"><text:span text:style-name="T1">from desired pool</text:span></text:p>
          <text:p text:style-name="P2"><text:span text:style-name="T1">if possible, with</text:span></text:p>
          <text:p text:style-name="P2"><text:span text:style-name="T1">alignment suitable</text:span></text:p>
          <text:p text:style-name="P2"><text:span text:style-name="T1">to pool</text:span></text:p>
          <draw:enhanced-geometry svg:viewBox="0 0 21600 21600" draw:text-areas="800 800 20800 20800" draw:type="round-rectangular-callout" draw:modifiers="-906.104962513388 23220.82695252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3.746cm" svg:height="2.222cm" svg:x="3.986cm" svg:y="0.289cm" presentation:class="title">
          <draw:text-box>
            <text:p text:style-name="P1">QDP++: moveToFastMemoryHint</text:p>
          </draw:text-box>
        </draw:frame>
        <draw:frame presentation:style-name="pr14" draw:text-style-name="P5" draw:layer="layout" svg:width="23.711cm" svg:height="7.198cm" svg:x="3.848cm" svg:y="3.282cm" presentation:class="outline" presentation:user-transformed="true">
          <draw:text-box>
            <text:list text:style-name="L3">
              <text:list-item>
                <text:p text:style-name="P5">QCDOC/SP inspired construct (copy to CRAM?)</text:p>
              </text:list-item>
            </text:list>
            <text:list text:style-name="L3">
              <text:list-item>
                <text:p text:style-name="P5">moves/copies data to/from fast memory (eg EDRAM)</text:p>
              </text:list-item>
            </text:list>
            <text:list text:style-name="L3">
              <text:list-item>
                <text:p text:style-name="P5">NOP on machines where there is no fast memory</text:p>
              </text:list-item>
            </text:list>
            <text:list text:style-name="L3">
              <text:list-item>
                <text:list>
                  <text:list-item>
                    <text:p text:style-name="P7">It really is a hint!!!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4.785cm" svg:height="6.058cm" svg:x="7.316cm" svg:y="11.154cm">
          <draw:text-box>
            <text:p text:style-name="P1"><text:span text:style-name="T26">LatticeFermion x; </text:span></text:p>
            <text:p text:style-name="P1"><text:span text:style-name="T26"/></text:p>
            <text:p text:style-name="P1"><text:span text:style-name="T38">moveToFastMemoryHint(x);</text:span></text:p>
            <text:p text:style-name="P1"><text:span text:style-name="T26"/></text:p>
            <text:p text:style-name="P1"><text:span text:style-name="T26">// Do some fast computation here</text:span></text:p>
            <text:p text:style-name="P1"><text:span text:style-name="T26"/></text:p>
            <text:p text:style-name="P1"><text:span text:style-name="T47">revertFromFastMemoryHint(x,true);</text:span></text:p>
            <text:p text:style-name="P1"/>
          </draw:text-box>
        </draw:frame>
        <draw:custom-shape draw:style-name="gr16" draw:text-style-name="P9" draw:layer="layout" svg:width="8.508cm" svg:height="3.269cm" svg:x="15.304cm" svg:y="8.716cm">
          <text:p text:style-name="P2"><text:span text:style-name="T1">Accelerate x!</text:span></text:p>
          <text:p text:style-name="P2"><text:span text:style-name="T1">Do not copy contents.</text:span></text:p>
          <text:p text:style-name="P2"><text:span text:style-name="T1">Contents of x lost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9" draw:layer="layout" svg:width="7.782cm" svg:height="2.128cm" svg:x="12.451cm" svg:y="16.653cm">
          <text:p text:style-name="P2"><text:span text:style-name="T1">Bring x back to slow</text:span></text:p>
          <text:p text:style-name="P2"><text:span text:style-name="T1">memory. Copy contents</text:span></text:p>
          <draw:enhanced-geometry svg:viewBox="0 0 21600 21600" draw:text-areas="800 800 20800 20800" draw:type="round-rectangular-callout" draw:modifiers="-3880.25899713898 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1" draw:layer="layout" svg:width="0.104cm" svg:height="1.187cm" svg:x="11.05cm" svg:y="17.017cm">
          <draw:text-box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9">
        <draw:frame presentation:style-name="pr1" draw:text-style-name="P1" draw:layer="layout" svg:width="23.746cm" svg:height="2.222cm" svg:x="3.986cm" svg:y="0.289cm" presentation:class="title">
          <draw:text-box>
            <text:p text:style-name="P1">Interface to QIO</text:p>
          </draw:text-box>
        </draw:frame>
        <draw:frame presentation:style-name="pr15" draw:text-style-name="P5" draw:layer="layout" svg:width="11.57cm" svg:height="15.396cm" svg:x="15.997cm" svg:y="3.23cm" presentation:class="outline">
          <draw:text-box>
            <text:list text:style-name="L3">
              <text:list-item>
                <text:p text:style-name="P5">QIO works with record oriented LIME files</text:p>
              </text:list-item>
            </text:list>
            <text:list text:style-name="L3">
              <text:list-item>
                <text:p text:style-name="P5">File is composed of</text:p>
              </text:list-item>
            </text:list>
            <text:list text:style-name="L3">
              <text:list-item>
                <text:list>
                  <text:list-item>
                    <text:p text:style-name="P7">File XML recor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ecord XML recor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ecord Binary data</text:p>
                  </text:list-item>
                </text:list>
              </text:list-item>
            </text:list>
            <text:list text:style-name="L3">
              <text:list-item>
                <text:p text:style-name="P5">SciDAC mandates checksum records</text:p>
              </text:list-item>
            </text:list>
            <text:list text:style-name="L3">
              <text:list-item>
                <text:p text:style-name="P5">ILDG mandates certain records</text:p>
              </text:list-item>
            </text:list>
          </draw:text-box>
        </draw:frame>
        <draw:rect draw:style-name="gr23" draw:text-style-name="P3" draw:layer="layout" svg:width="8.249cm" svg:height="1.089cm" svg:x="5.914cm" svg:y="5.188cm">
          <text:p text:style-name="P1"><text:span text:style-name="T1">User File XML Data</text:span></text:p>
        </draw:rect>
        <draw:rect draw:style-name="gr24" draw:text-style-name="P3" draw:layer="layout" svg:width="8.249cm" svg:height="1.089cm" svg:x="5.915cm" svg:y="4.1cm">
          <text:p text:style-name="P1"><text:span text:style-name="T1">Private File XML Data</text:span></text:p>
        </draw:rect>
        <draw:g>
          <draw:rect draw:style-name="gr25" draw:text-style-name="P3" draw:layer="layout" svg:width="8.249cm" svg:height="1.089cm" svg:x="5.914cm" svg:y="6.305cm">
            <text:p text:style-name="P1"><text:span text:style-name="T1">Private Record XML Data</text:span></text:p>
          </draw:rect>
          <draw:rect draw:style-name="gr26" draw:text-style-name="P3" draw:layer="layout" svg:width="8.249cm" svg:height="1.089cm" svg:x="5.915cm" svg:y="7.394cm">
            <text:p text:style-name="P1"><text:span text:style-name="T1">User Record XML Data</text:span></text:p>
          </draw:rect>
          <draw:rect draw:style-name="gr26" draw:text-style-name="P3" draw:layer="layout" svg:width="8.249cm" svg:height="2.021cm" svg:x="5.915cm" svg:y="8.484cm">
            <text:p text:style-name="P1"><text:span text:style-name="T1">Record Binary Data</text:span></text:p>
          </draw:rect>
          <draw:rect draw:style-name="gr27" draw:text-style-name="P3" draw:layer="layout" svg:width="8.249cm" svg:height="1.089cm" svg:x="5.917cm" svg:y="10.506cm">
            <text:p text:style-name="P1"><text:span text:style-name="T1">Checksum Record</text:span></text:p>
          </draw:rect>
        </draw:g>
        <draw:g>
          <draw:rect draw:style-name="gr25" draw:text-style-name="P3" draw:layer="layout" svg:width="8.249cm" svg:height="1.089cm" svg:x="5.916cm" svg:y="11.623cm">
            <text:p text:style-name="P1"><text:span text:style-name="T1">Private Record XML Data</text:span></text:p>
          </draw:rect>
          <draw:rect draw:style-name="gr26" draw:text-style-name="P3" draw:layer="layout" svg:width="8.249cm" svg:height="1.089cm" svg:x="5.916cm" svg:y="12.712cm">
            <text:p text:style-name="P1"><text:span text:style-name="T1">User Record XML Data</text:span></text:p>
          </draw:rect>
          <draw:rect draw:style-name="gr26" draw:text-style-name="P3" draw:layer="layout" svg:width="8.249cm" svg:height="2.021cm" svg:x="5.916cm" svg:y="13.802cm">
            <text:p text:style-name="P1"><text:span text:style-name="T1">Record Binary Data</text:span></text:p>
          </draw:rect>
          <draw:rect draw:style-name="gr27" draw:text-style-name="P3" draw:layer="layout" svg:width="8.249cm" svg:height="1.089cm" svg:x="5.918cm" svg:y="15.824cm">
            <text:p text:style-name="P1"><text:span text:style-name="T1">Checksum Record</text:span></text:p>
          </draw:rect>
        </draw:g>
        <draw:custom-shape draw:style-name="gr19" draw:text-style-name="P12" draw:layer="layout" svg:width="0.26cm" svg:height="5.344cm" svg:x="5.447cm" svg:y="6.329cm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8" draw:layer="layout" svg:width="2.699cm" svg:height="2.906cm" svg:x="3.095cm" svg:y="7.556cm">
          <draw:text-box>
            <text:p text:style-name="P1"><text:span text:style-name="T1">Logical</text:span></text:p>
            <text:p text:style-name="P1"><text:span text:style-name="T1">Record</text:span></text:p>
            <text:p text:style-name="P1"><text:span text:style-name="T1"><text:s text:c="3"/></text:span><text:span text:style-name="T1">#1</text:span></text:p>
          </draw:text-box>
        </draw:frame>
        <draw:custom-shape draw:style-name="gr19" draw:text-style-name="P12" draw:layer="layout" svg:width="0.317cm" svg:height="5.027cm" svg:x="5.345cm" svg:y="11.774cm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8" draw:layer="layout" svg:width="2.699cm" svg:height="2.906cm" svg:x="3.043cm" svg:y="12.742cm">
          <draw:text-box>
            <text:p text:style-name="P1"><text:span text:style-name="T1">Logical</text:span></text:p>
            <text:p text:style-name="P1"><text:span text:style-name="T1">Record</text:span></text:p>
            <text:p text:style-name="P1"><text:span text:style-name="T1"><text:s text:c="3"/></text:span><text:span text:style-name="T1">#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">
        <draw:frame presentation:style-name="pr1" draw:text-style-name="P1" draw:layer="layout" svg:width="23.746cm" svg:height="2.222cm" svg:x="3.986cm" svg:y="0.289cm" presentation:class="title">
          <draw:text-box>
            <text:p text:style-name="P1">QIO Interface</text:p>
          </draw:text-box>
        </draw:frame>
        <draw:frame presentation:style-name="pr16" draw:text-style-name="P5" draw:layer="layout" svg:width="11.57cm" svg:height="7.628cm" svg:x="3.848cm" svg:y="3.23cm" presentation:class="outline" presentation:user-transformed="true">
          <draw:text-box>
            <text:list text:style-name="L3">
              <text:list-item>
                <text:p text:style-name="P5">Write with <text:span text:style-name="T48">QDPFileWriter</text:span></text:p>
              </text:list-item>
            </text:list>
            <text:list text:style-name="L3">
              <text:list-item>
                <text:p text:style-name="P5">Must supply user file and user record XML as XMLBufferWriter-s</text:p>
              </text:list-item>
            </text:list>
          </draw:text-box>
        </draw:frame>
        <draw:frame presentation:style-name="pr17" draw:text-style-name="P5" draw:layer="layout" svg:width="11.57cm" svg:height="10.549cm" svg:x="15.997cm" svg:y="3.23cm" presentation:class="outline" presentation:user-transformed="true">
          <draw:text-box>
            <text:list text:style-name="L3">
              <text:list-item>
                <text:p text:style-name="P5">Read with <text:span text:style-name="T23">QDPFileReader</text:span></text:p>
              </text:list-item>
            </text:list>
            <text:list text:style-name="L3">
              <text:list-item>
                <text:p text:style-name="P5">User File XML and User Record XML returned in XML Readers</text:p>
              </text:list-item>
            </text:list>
            <text:list text:style-name="L3">
              <text:list-item>
                <text:p text:style-name="P5">Checksum/ILDG details checked internally</text:p>
              </text:list-item>
            </text:list>
          </draw:text-box>
        </draw:frame>
        <draw:frame draw:style-name="gr22" draw:text-style-name="P1" draw:layer="layout" svg:width="11.614cm" svg:height="1.187cm" svg:x="4.501cm" svg:y="10.79cm">
          <draw:text-box>
            <text:p text:style-name="P1"/>
          </draw:text-box>
        </draw:frame>
        <draw:frame draw:style-name="gr2" draw:text-style-name="P20" draw:layer="layout" svg:width="13.126cm" svg:height="8.462cm" svg:x="3.436cm" svg:y="10.432cm">
          <draw:text-box>
            <text:p text:style-name="P1"><text:span text:style-name="T8">LatticeFermion my_lattice_fermion;</text:span><text:span text:style-name="T7"> </text:span></text:p>
            <text:p text:style-name="P1"><text:span text:style-name="T49">XMLBufferWriter</text:span><text:span text:style-name="T7"> </text:span><text:span text:style-name="T49">file_metadata;</text:span></text:p>
            <text:p text:style-name="P1"><text:span text:style-name="T7">push(file_metadata, "file_metadata");</text:span></text:p>
            <text:p text:style-name="P1"><text:span text:style-name="T7">write(file_metadata, "annotation", "File Info");</text:span></text:p>
            <text:p text:style-name="P1"><text:span text:style-name="T7">pop(file_metadata);</text:span></text:p>
            <text:p text:style-name="P1"><text:span text:style-name="T7"/></text:p>
            <text:p text:style-name="P1"><text:span text:style-name="T50">QDPFileWriter</text:span><text:span text:style-name="T7"> out(</text:span><text:span text:style-name="T49">file_metadata</text:span><text:span text:style-name="T7">,</text:span></text:p>
            <text:p text:style-name="P1"><text:span text:style-name="T7"><text:s text:c="18"/></text:span><text:span text:style-name="T7">file_name,</text:span></text:p>
            <text:p text:style-name="P1"><text:span text:style-name="T7"><text:s text:c="18"/></text:span><text:span text:style-name="T51">QDPIO_SINGLEFILE,</text:span></text:p>
            <text:p text:style-name="P1"><text:span text:style-name="T51"><text:s text:c="18"/></text:span><text:span text:style-name="T51">QDPIO_SERIAL</text:span><text:span text:style-name="T7">);</text:span></text:p>
            <text:p text:style-name="P1"><text:span text:style-name="T7"/></text:p>
            <text:p text:style-name="P1"><text:span text:style-name="T52">XMLBufferWriter</text:span><text:span text:style-name="T7"> </text:span><text:span text:style-name="T52">record_metadata;</text:span></text:p>
            <text:p text:style-name="P1"><text:span text:style-name="T7">push(record_metadata, "record_metadata");</text:span></text:p>
            <text:p text:style-name="P1"><text:span text:style-name="T7">write(record_metadata, "annotation", "Rec Info");</text:span></text:p>
            <text:p text:style-name="P1"><text:span text:style-name="T7">pop(record_metadata);</text:span></text:p>
            <text:p text:style-name="P1"><text:span text:style-name="T50">out.write(</text:span><text:span text:style-name="T7"> </text:span><text:span text:style-name="T52">record_metadata</text:span><text:span text:style-name="T7">, </text:span><text:span text:style-name="T8">my_lattice_fermion</text:span><text:span text:style-name="T50">)</text:span><text:span text:style-name="T7">;</text:span></text:p>
            <text:p text:style-name="P1"><text:span text:style-name="T50">out.close()</text:span><text:span text:style-name="T7">;</text:span></text:p>
          </draw:text-box>
        </draw:frame>
        <draw:frame draw:style-name="gr28" draw:text-style-name="P21" draw:layer="layout" svg:width="11.439cm" svg:height="4.673cm" svg:x="16.561cm" svg:y="13.848cm">
          <draw:text-box>
            <text:p text:style-name="P1"><text:span text:style-name="T49">XMLReader file_in_xml;</text:span></text:p>
            <text:p text:style-name="P1"><text:span text:style-name="T52">XMLReader record_in_xml;</text:span></text:p>
            <text:p text:style-name="P1"><text:span text:style-name="T50">QDPFileReader</text:span><text:span text:style-name="T7"> in(</text:span><text:span text:style-name="T49">file_in_xml</text:span><text:span text:style-name="T7">, </text:span></text:p>
            <text:p text:style-name="P1"><text:span text:style-name="T7"><text:s text:c="17"/></text:span><text:span text:style-name="T7">file_name,</text:span></text:p>
            <text:p text:style-name="P1"><text:span text:style-name="T7"><text:s text:c="17"/></text:span><text:span text:style-name="T51">QDPIO_SERIAL</text:span><text:span text:style-name="T7">);</text:span></text:p>
            <text:p text:style-name="P1"><text:span text:style-name="T7"/></text:p>
            <text:p text:style-name="P1"><text:span text:style-name="T8">LatticeFermion my_lattice_fermion;</text:span></text:p>
            <text:p text:style-name="P1"><text:span text:style-name="T50">in.read</text:span><text:span text:style-name="T7">(</text:span><text:span text:style-name="T52">record_in_xml</text:span><text:span text:style-name="T7">, </text:span><text:span text:style-name="T8">my_lattice_fermion</text:span><text:span text:style-name="T7">);</text:span></text:p>
            <text:p text:style-name="P1"><text:span text:style-name="T50">in.close()</text:span><text:span text:style-name="T7">;</text:span></text:p>
          </draw:text-box>
        </draw:frame>
        <draw:custom-shape draw:style-name="gr21" draw:text-style-name="P22" draw:layer="layout" svg:width="4.295cm" svg:height="1.512cm" svg:x="3.505cm" svg:y="14.122cm">
          <text:p text:style-name="P2"><text:span text:style-name="T53">QIO Write</text:span></text:p>
          <text:p text:style-name="P2"><text:span text:style-name="T53">Mode Flags</text:span></text:p>
          <draw:enhanced-geometry svg:viewBox="0 0 21600 21600" draw:text-areas="800 800 20800 20800" draw:type="round-rectangular-callout" draw:modifiers="23845.788009107 10817.44749596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9" draw:text-style-name="P23" draw:layer="layout" svg:width="3.195cm" svg:height="1.031cm" svg:x="12.989cm" svg:y="10.342cm">
          <text:p text:style-name="P1"><text:span text:style-name="T53">File XML</text:span></text:p>
        </draw:rect>
        <draw:line draw:style-name="gr30" draw:text-style-name="P23" draw:layer="layout" svg:x1="12.989cm" svg:y1="11.339cm" svg:x2="11.339cm" svg:y2="11.27cm">
          <text:p text:style-name="P1"/>
        </draw:line>
        <draw:line draw:style-name="gr30" draw:text-style-name="P23" draw:layer="layout" svg:x1="12.989cm" svg:y1="11.339cm" svg:x2="10.652cm" svg:y2="13.469cm">
          <text:p text:style-name="P1"/>
        </draw:line>
        <draw:line draw:style-name="gr30" draw:text-style-name="P23" draw:layer="layout" svg:x1="16.15cm" svg:y1="11.27cm" svg:x2="17.456cm" svg:y2="14.019cm">
          <text:p text:style-name="P1"/>
        </draw:line>
        <draw:line draw:style-name="gr30" draw:text-style-name="P23" draw:layer="layout" svg:x1="16.15cm" svg:y1="11.305cm" svg:x2="21.304cm" svg:y2="15.153cm">
          <text:p text:style-name="P1"/>
        </draw:line>
        <draw:rect draw:style-name="gr29" draw:text-style-name="P23" draw:layer="layout" svg:width="3.505cm" svg:height="1.237cm" svg:x="12.611cm" svg:y="12.576cm">
          <text:p text:style-name="P1"><text:span text:style-name="T53">Record XML</text:span></text:p>
        </draw:rect>
        <draw:line draw:style-name="gr30" draw:text-style-name="P23" draw:layer="layout" svg:x1="14.157cm" svg:y1="13.744cm" svg:x2="11.58cm" svg:y2="15.84cm">
          <text:p text:style-name="P1"/>
        </draw:line>
        <draw:line draw:style-name="gr30" draw:text-style-name="P23" draw:layer="layout" svg:x1="14.054cm" svg:y1="13.882cm" svg:x2="9.827cm" svg:y2="17.868cm">
          <text:p text:style-name="P1"/>
        </draw:line>
        <draw:line draw:style-name="gr30" draw:text-style-name="P23" draw:layer="layout" svg:x1="14.707cm" svg:y1="13.813cm" svg:x2="16.837cm" svg:y2="14.638cm">
          <text:p text:style-name="P1"/>
        </draw:line>
        <draw:line draw:style-name="gr30" draw:text-style-name="P23" draw:layer="layout" svg:x1="14.741cm" svg:y1="13.882cm" svg:x2="20.548cm" svg:y2="17.593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3.746cm" svg:height="2.222cm" svg:x="3.986cm" svg:y="0.289cm" presentation:class="title">
          <draw:text-box>
            <text:p text:style-name="P1">QIO and ILDG</text:p>
          </draw:text-box>
        </draw:frame>
        <draw:frame presentation:style-name="pr15" draw:text-style-name="P5" draw:layer="layout" svg:width="23.711cm" svg:height="15.396cm" svg:x="3.848cm" svg:y="3.23cm" presentation:class="outline">
          <draw:text-box>
            <text:list text:style-name="L3">
              <text:list-item>
                <text:p text:style-name="P5">The underlying QIO support layer can handle ILDG format.</text:p>
              </text:list-item>
            </text:list>
            <text:list text:style-name="L3">
              <text:list-item>
                <text:p text:style-name="P5">Specialization of write() function and type traits:</text:p>
              </text:list-item>
            </text:list>
            <text:list text:style-name="L3">
              <text:list-item>
                <text:list>
                  <text:list-item>
                    <text:p text:style-name="P7">multi1d&lt;LatticeColorMatrix&gt; always written in ILDG forma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LDG dataLFN is optional argument to the QDPFileWriter constructor.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54">nersc2ildg</text:span> program provided in <text:span text:style-name="T23">examples/</text:span> directory</text:p>
              </text:list-item>
            </text:list>
            <text:list text:style-name="L3">
              <text:list-item>
                <text:p text:style-name="P5"><text:span text:style-name="T54">lime_contents</text:span> and <text:span text:style-name="T54">lime_extract_record</text:span> programs from QIO automatically built and instal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3.746cm" svg:height="2.222cm" svg:x="3.986cm" svg:y="0.289cm" presentation:class="title">
          <draw:text-box>
            <text:p text:style-name="P1">QDP++ and Efficiency</text:p>
          </draw:text-box>
        </draw:frame>
        <draw:frame presentation:style-name="pr15" draw:text-style-name="P5" draw:layer="layout" svg:width="23.711cm" svg:height="15.396cm" svg:x="3.848cm" svg:y="3.23cm" presentation:class="outline" presentation:user-transformed="true">
          <draw:text-box>
            <text:list text:style-name="L3">
              <text:list-item>
                <text:p text:style-name="P5">PETE eliminates Lattice sized temporaries</text:p>
              </text:list-item>
            </text:list>
            <text:list text:style-name="L3">
              <text:list-item>
                <text:p text:style-name="P5">But still there are temporaries at the site level</text:p>
              </text:list-item>
            </text:list>
            <text:list text:style-name="L3">
              <text:list-item>
                <text:list>
                  <text:list-item>
                    <text:p text:style-name="P7">This really hurts performance</text:p>
                  </text:list-item>
                </text:list>
              </text:list-item>
            </text:list>
            <text:list text:style-name="L3">
              <text:list-item>
                <text:p text:style-name="P5">Workaround: Clich<text:span text:style-name="T3">é Expressions Optimized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eg: a*x + y, a*x + P y, norm2(), innerProduct() etc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Optimizations in C, SSE and bagel_qdp library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Non optimized expression still slow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eg: SU(3) matrix * matrix, matrix * vector, a*x+y+z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Next round of optimization to address this issu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3.746cm" svg:height="2.222cm" svg:x="3.986cm" svg:y="0.289cm" presentation:class="title">
          <draw:text-box>
            <text:p text:style-name="P1">QDP++ Summary</text:p>
          </draw:text-box>
        </draw:frame>
        <draw:frame presentation:style-name="pr15" draw:text-style-name="P5" draw:layer="layout" svg:width="23.711cm" svg:height="15.396cm" svg:x="3.917cm" svg:y="3.23cm" presentation:class="outline" presentation:user-transformed="true">
          <draw:text-box>
            <text:list text:style-name="L3">
              <text:list-item>
                <text:p text:style-name="P5">QDP++ is an abstraction of a data parallel lattice computer with:</text:p>
              </text:list-item>
            </text:list>
            <text:list text:style-name="L3">
              <text:list-item>
                <text:list>
                  <text:list-item>
                    <text:p text:style-name="P7">Data Parallel Expressions for Mathematics (PET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ophisticated I/O Facilities (XML, Binary, QIO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ultiple Memory Pool Memory management</text:p>
                  </text:list-item>
                </text:list>
              </text:list-item>
            </text:list>
            <text:list text:style-name="L3">
              <text:list-item>
                <text:p text:style-name="P5">QDP++ actually has documentation (doc directory)</text:p>
              </text:list-item>
            </text:list>
            <text:list text:style-name="L3">
              <text:list-item>
                <text:p text:style-name="P5">Solid bedrock for Chroma and other physics apps</text:p>
              </text:list-item>
            </text:list>
            <text:list text:style-name="L3">
              <text:list-item>
                <text:p text:style-name="P5">Fast when using the Optimized Clich<text:span text:style-name="T3">é Expressions</text:span></text:p>
              </text:list-item>
            </text:list>
            <text:list text:style-name="L3">
              <text:list-item>
                <text:p text:style-name="P5"><text:span text:style-name="T3">Native speed to improve in SciDAC 2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70%" fo:padding-top="0.125cm" fo:padding-bottom="0.125cm" fo:padding-left="0.25cm" fo:padding-right="0.25cm" draw:shadow="hidden" draw:shadow-offset-x="0.3cm" draw:shadow-offset-y="0.3cm" draw:shadow-color="#808080" draw:shadow-opacity="7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dc2300" style:text-outline="false" style:text-line-through-style="none" fo:font-family="'Comic Sans MS'" style:font-pitch="variable" fo:font-size="32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424A8468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3cm" text:min-label-width="0.6cm" style:vertical-pos="middle" style:vertical-rel="line" fo:width="0.318cm" fo:height="0.318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4.2cm" text:min-label-width="0.6cm" style:vertical-pos="middle" style:vertical-rel="line" fo:width="0.318cm" fo:height="0.318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5.4cm" text:min-label-width="0.6cm" style:vertical-pos="middle" style:vertical-rel="line" fo:width="0.318cm" fo:height="0.318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6.6cm" text:min-label-width="0.6cm" style:vertical-pos="middle" style:vertical-rel="line" fo:width="0.318cm" fo:height="0.318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7.8cm" text:min-label-width="0.6cm" style:vertical-pos="middle" style:vertical-rel="line" fo:width="0.318cm" fo:height="0.318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9cm" text:min-label-width="0.6cm" style:vertical-pos="middle" style:vertical-rel="line" fo:width="0.318cm" fo:height="0.318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10.2cm" text:min-label-width="0.6cm" style:vertical-pos="middle" style:vertical-rel="line" fo:width="0.318cm" fo:height="0.318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0080" style:text-outline="false" style:text-line-through-style="none" fo:font-family="'Comic Sans MS'" style:font-pitch="variable" fo:font-size="26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333333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8000" fo:font-size="22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99ff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660066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8000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text:enable-numbering="true" fo:text-indent="-0.6cm"/>
      <style:text-properties fo:color="#b84747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5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6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svg:stroke-width="0.102cm" svg:stroke-color="#808080" draw:marker-start-width="0.352cm" draw:marker-end-width="0.352cm" draw:textarea-horizontal-align="center" draw:textarea-vertical-align="middle" fo:padding-top="0.05cm" fo:padding-bottom="0.05cm" fo:padding-left="0.05cm" fo:padding-right="0.05cm"/>
    </style:style>
    <style:style style:name="pr5" style:family="presentation" style:parent-style-name="Default-backgroundobjects">
      <style:graphic-properties draw:stroke="none" draw:fill="solid" draw:fill-color="#000000" draw:textarea-horizontal-align="center" draw:textarea-vertical-align="middle"/>
    </style:style>
    <style:style style:name="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3.746cm" svg:height="2.221cm" svg:x="3.986cm" svg:y="0.289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3.711cm" svg:height="15.395cm" svg:x="3.848cm" svg:y="3.23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0.855cm" svg:x="4.216cm" svg:y="19.621cm" presentation:class="date-time">
        <draw:text-box>
          <text:p text:style-name="P2"><text:span text:style-name="T1"><presentation:date-time/></text:span></text:p>
        </draw:text-box>
      </draw:frame>
      <draw:frame presentation:style-name="pr3" draw:text-style-name="P14" draw:layer="backgroundobjects" svg:width="8.875cm" svg:height="0.889cm" svg:x="10.95cm" svg:y="19.655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6.523cm" svg:height="0.924cm" svg:x="20.075cm" svg:y="19.655cm" presentation:class="page-number">
        <draw:text-box>
          <text:p text:style-name="P4"><text:span text:style-name="T1"><text:page-number>&lt;number&gt;</text:page-number></text:span></text:p>
        </draw:text-box>
      </draw:frame>
      <draw:line presentation:style-name="pr4" draw:text-style-name="P15" draw:layer="backgroundobjects" svg:x1="3.227cm" svg:y1="2.71cm" svg:x2="27.489cm" svg:y2="2.68cm">
        <text:p text:style-name="P1"/>
      </draw:line>
      <draw:line presentation:style-name="pr4" draw:text-style-name="P15" draw:layer="backgroundobjects" svg:x1="3.259cm" svg:y1="2.921cm" svg:x2="27.524cm" svg:y2="2.887cm">
        <text:p text:style-name="P1"/>
      </draw:line>
      <draw:line presentation:style-name="pr4" draw:text-style-name="P15" draw:layer="backgroundobjects" svg:x1="3.275cm" svg:y1="19.053cm" svg:x2="27.455cm" svg:y2="19.037cm">
        <text:p text:style-name="P1"/>
      </draw:line>
      <draw:line presentation:style-name="pr4" draw:text-style-name="P15" draw:layer="backgroundobjects" svg:x1="3.307cm" svg:y1="19.23cm" svg:x2="27.627cm" svg:y2="19.243cm">
        <text:p text:style-name="P1"/>
      </draw:line>
      <draw:frame draw:style-name="gr3" draw:text-style-name="P15" draw:layer="backgroundobjects" svg:width="15.824cm" svg:height="2.997cm" draw:transform="rotate (1.5707963267946) translate (0cm 21cm)">
        <draw:image xlink:href="Pictures/10000000000001BD00000055F0720386.jpg" xlink:type="simple" xlink:show="embed" xlink:actuate="onLoad">
          <text:p text:style-name="P1"/>
        </draw:image>
      </draw:frame>
      <draw:rect presentation:style-name="pr5" draw:text-style-name="P15" draw:layer="backgroundobjects" svg:width="2.996cm" svg:height="5.204cm" svg:x="0cm" svg:y="0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6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6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7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7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Balint Joo</meta:initial-creator>
    <meta:creation-date>2005-12-28T12:37:51</meta:creation-date>
    <dc:creator>Balint Joo</dc:creator>
    <dc:date>2006-03-24T09:36:13</dc:date>
    <dc:language>en-US</dc:language>
    <meta:editing-cycles>91</meta:editing-cycles>
    <meta:editing-duration>PT15H56M4S</meta:editing-duration>
    <meta:user-defined meta:name="Info 1"/>
    <meta:user-defined meta:name="Info 2"/>
    <meta:user-defined meta:name="Info 3"/>
    <meta:user-defined meta:name="Info 4"/>
    <meta:document-statistic meta:object-count="2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mic Sans MS" svg:font-family="'Comic Sans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256in"/>
    </style:style>
    <style:style style:name="co2" style:family="table-column">
      <style:table-column-properties fo:break-before="auto" style:column-width="1.4618in"/>
    </style:style>
    <style:style style:name="co3" style:family="table-column">
      <style:table-column-properties fo:break-before="auto" style:column-width="2.0846in"/>
    </style:style>
    <style:style style:name="co4" style:family="table-column">
      <style:table-column-properties fo:break-before="auto" style:column-width="1.9862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421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mic Sans MS" fo:font-size="16pt" fo:font-style="italic" fo:font-weight="bold"/>
    </style:style>
    <style:style style:name="ce2" style:family="table-cell" style:parent-style-name="Default">
      <style:text-properties style:font-name="Comic Sans MS" fo:font-size="16pt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font-name="Comic Sans MS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ff0000" style:font-name="Comic Sans MS" fo:font-size="16pt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fo:color="#008000" style:font-name="Comic Sans MS" fo:font-size="16pt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fo:color="#0000ff" style:font-name="Comic Sans MS" fo:font-size="16pt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color="#cc6633" style:font-name="Comic Sans MS" fo:font-size="16pt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fo:color="#993366" style:font-name="Comic Sans MS" fo:font-size="1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6"/>
        <table:table-column table:style-name="co5" table:default-cell-style-name="ce7"/>
        <table:table-column table:style-name="co6" table:default-cell-style-name="ce8"/>
        <table:table-row table:style-name="ro1">
          <table:table-cell table:style-name="ce1"/>
          <table:table-cell table:style-name="ce3" office:value-type="string">
            <text:p>Lattice</text:p>
          </table:table-cell>
          <table:table-cell table:style-name="ce3" office:value-type="string">
            <text:p>Spin</text:p>
          </table:table-cell>
          <table:table-cell table:style-name="ce3" office:value-type="string">
            <text:p>Colour</text:p>
          </table:table-cell>
          <table:table-cell table:style-name="ce3" office:value-type="string">
            <text:p>Reality</text:p>
          </table:table-cell>
          <table:table-cell table:style-name="ce3" office:value-type="string">
            <text:p>BaseType</text:p>
          </table:table-cell>
        </table:table-row>
        <table:table-row table:style-name="ro1">
          <table:table-cell office:value-type="string">
            <text:p>Real</text:p>
          </table:table-cell>
          <table:table-cell table:number-columns-repeated="3" office:value-type="string">
            <text:p>Scalar</text:p>
          </table:table-cell>
          <table:table-cell office:value-type="string">
            <text:p>Real </text:p>
          </table:table-cell>
          <table:table-cell office:value-type="string">
            <text:p>REAL</text:p>
          </table:table-cell>
        </table:table-row>
        <table:table-row table:style-name="ro1">
          <table:table-cell office:value-type="string">
            <text:p>LatticeColorMatrix</text:p>
          </table:table-cell>
          <table:table-cell office:value-type="string">
            <text:p>Lattice</text:p>
          </table:table-cell>
          <table:table-cell office:value-type="string">
            <text:p>Scalar</text:p>
          </table:table-cell>
          <table:table-cell office:value-type="string">
            <text:p>Matrix(Nc,Nc)</text:p>
          </table:table-cell>
          <table:table-cell office:value-type="string">
            <text:p>Complex</text:p>
          </table:table-cell>
          <table:table-cell office:value-type="string">
            <text:p>REAL</text:p>
          </table:table-cell>
        </table:table-row>
        <table:table-row table:style-name="ro1">
          <table:table-cell office:value-type="string">
            <text:p>LatticePropagator</text:p>
          </table:table-cell>
          <table:table-cell office:value-type="string">
            <text:p>Lattice</text:p>
          </table:table-cell>
          <table:table-cell office:value-type="string">
            <text:p>Matrix(Ns,Ns)</text:p>
          </table:table-cell>
          <table:table-cell office:value-type="string">
            <text:p>Matrix(Nc,Nc)</text:p>
          </table:table-cell>
          <table:table-cell office:value-type="string">
            <text:p>Complex</text:p>
          </table:table-cell>
          <table:table-cell office:value-type="string">
            <text:p>REAL</text:p>
          </table:table-cell>
        </table:table-row>
        <table:table-row table:style-name="ro1">
          <table:table-cell office:value-type="string">
            <text:p>LatticeFermionF</text:p>
          </table:table-cell>
          <table:table-cell office:value-type="string">
            <text:p>Lattice</text:p>
          </table:table-cell>
          <table:table-cell office:value-type="string">
            <text:p>Vector(Ns)</text:p>
          </table:table-cell>
          <table:table-cell office:value-type="string">
            <text:p>Vector(Nc)</text:p>
          </table:table-cell>
          <table:table-cell office:value-type="string">
            <text:p>Complex</text:p>
          </table:table-cell>
          <table:table-cell office:value-type="string">
            <text:p>REAL32</text:p>
          </table:table-cell>
        </table:table-row>
        <table:table-row table:style-name="ro1">
          <table:table-cell office:value-type="string">
            <text:p>DComplex</text:p>
          </table:table-cell>
          <table:table-cell table:number-columns-repeated="3" office:value-type="string">
            <text:p>Scalar</text:p>
          </table:table-cell>
          <table:table-cell office:value-type="string">
            <text:p>Complex</text:p>
          </table:table-cell>
          <table:table-cell office:value-type="string">
            <text:p>REAL64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mic Sans MS" svg:font-family="'Comic Sans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24">03/24/2006</text:date>, <text:time>09:3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